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19%" style:writing-mode="lr-tb"/>
    </style:style>
    <style:style style:name="T1_1" style:family="text">
      <style:text-properties fo:font-size="8pt" style:font-size-asian="8pt" style:font-size-complex="8pt"/>
    </style:style>
    <style:style style:name="T1_2" style:family="text">
      <style:text-properties fo:font-size="8pt" style:font-size-asian="8pt" style:font-size-complex="8pt"/>
    </style:style>
    <style:style style:name="T1_3" style:family="text">
      <style:text-properties fo:font-size="8pt" style:font-size-asian="8pt" style:font-size-complex="8pt"/>
    </style:style>
    <style:style style:name="T1_4" style:family="text">
      <style:text-properties fo:font-size="8pt" style:font-size-asian="8pt" style:font-size-complex="8pt"/>
    </style:style>
    <style:style style:name="T1_5" style:family="text">
      <style:text-properties fo:font-size="8pt" style:font-size-asian="8pt" style:font-size-complex="8pt"/>
    </style:style>
    <style:style style:name="P2" style:family="paragraph" style:parent-style-name="Standard">
      <style:paragraph-properties fo:text-align="right" fo:break-before="auto" fo:line-height="119%" style:writing-mode="lr-tb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fo:break-before="auto" fo:line-height="119%" style:writing-mode="lr-tb"/>
    </style:style>
    <style:style style:name="T3_1" style:family="text">
      <style:text-properties fo:font-weight="bold" style:font-weight-asian="bold" style:font-weight-complex="bold" style:text-underline-style="solid" style:text-underline-color="font-color"/>
    </style:style>
    <style:style style:name="T3_2" style:family="text">
      <style:text-properties fo:font-weight="bold" style:font-weight-asian="bold" style:font-weight-complex="bold" style:text-underline-style="solid" style:text-underline-color="font-color"/>
    </style:style>
    <style:style style:name="T3_3" style:family="text">
      <style:text-properties fo:font-weight="bold" style:font-weight-asian="bold" style:font-weight-complex="bold" style:text-underline-style="solid" style:text-underline-color="font-color"/>
    </style:style>
    <style:style style:name="T3_4" style:family="text">
      <style:text-properties fo:font-weight="bold" style:font-weight-asian="bold" style:font-weight-complex="bold" style:text-underline-style="solid" style:text-underline-color="font-color"/>
    </style:style>
    <style:style style:name="T3_5" style:family="text">
      <style:text-properties fo:font-weight="bold" style:font-weight-asian="bold" style:font-weight-complex="bold" style:text-underline-style="solid" style:text-underline-color="font-color"/>
    </style:style>
    <style:style style:name="T3_6" style:family="text">
      <style:text-properties fo:font-weight="bold" style:font-weight-asian="bold" style:font-weight-complex="bold" style:text-underline-style="solid" style:text-underline-color="font-color"/>
    </style:style>
    <style:style style:name="T3_7" style:family="text">
      <style:text-properties fo:font-weight="bold" style:font-weight-asian="bold" style:font-weight-complex="bold" style:text-underline-style="solid" style:text-underline-color="font-color"/>
    </style:style>
    <style:style style:name="T3_8" style:family="text">
      <style:text-properties fo:font-weight="bold" style:font-weight-asian="bold" style:font-weight-complex="bold" style:text-underline-style="solid" style:text-underline-color="font-color"/>
    </style:style>
    <style:style style:name="T3_9" style:family="text">
      <style:text-properties fo:font-weight="bold" style:font-weight-asian="bold" style:font-weight-complex="bold" style:text-underline-style="solid" style:text-underline-color="font-color"/>
    </style:style>
    <style:style style:name="T3_10" style:family="text">
      <style:text-properties fo:font-weight="bold" style:font-weight-asian="bold" style:font-weight-complex="bold" style:text-underline-style="solid" style:text-underline-color="font-color"/>
    </style:style>
    <style:style style:name="T3_11" style:family="text">
      <style:text-properties fo:font-weight="bold" style:font-weight-asian="bold" style:font-weight-complex="bold" style:text-underline-style="solid" style:text-underline-color="font-color"/>
    </style:style>
    <style:style style:name="T3_12" style:family="text">
      <style:text-properties fo:font-weight="bold" style:font-weight-asian="bold" style:font-weight-complex="bold" style:text-underline-style="solid" style:text-underline-color="font-color"/>
    </style:style>
    <style:style style:name="T3_13" style:family="text">
      <style:text-properties fo:font-weight="bold" style:font-weight-asian="bold" style:font-weight-complex="bold" style:text-underline-style="solid" style:text-underline-color="font-color"/>
    </style:style>
    <style:style style:name="T3_14" style:family="text"/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T3_47" style:family="text"/>
    <style:style style:name="T3_48" style:family="text">
      <style:text-properties fo:color="#1155cc" style:text-underline-style="solid" style:text-underline-color="font-color"/>
    </style:style>
    <style:style style:name="T3_49" style:family="text"/>
    <style:style style:name="T3_50" style:family="text">
      <style:text-properties fo:color="#1155cc" style:text-underline-style="solid" style:text-underline-color="font-color"/>
    </style:style>
    <style:style style:name="T3_51" style:family="text"/>
    <style:style style:name="T3_52" style:family="text">
      <style:text-properties fo:color="#1155cc" style:text-underline-style="solid" style:text-underline-color="font-color"/>
    </style:style>
    <style:style style:name="T3_53" style:family="text"/>
    <style:style style:name="T3_54" style:family="text">
      <style:text-properties fo:color="#1155cc" style:text-underline-style="solid" style:text-underline-color="font-color"/>
    </style:style>
    <style:style style:name="T3_55" style:family="text"/>
    <style:style style:name="T3_56" style:family="text">
      <style:text-properties fo:color="#1155cc" style:text-underline-style="solid" style:text-underline-color="font-color"/>
    </style:style>
    <style:style style:name="T3_57" style:family="text"/>
    <style:style style:name="T3_58" style:family="text">
      <style:text-properties fo:color="#1155cc" style:text-underline-style="solid" style:text-underline-color="font-color"/>
    </style:style>
    <style:style style:name="T3_59" style:family="text"/>
    <style:style style:name="T3_60" style:family="text">
      <style:text-properties fo:color="#1155cc" style:text-underline-style="solid" style:text-underline-color="font-color"/>
    </style:style>
    <style:style style:name="T3_61" style:family="text"/>
    <style:style style:name="Table1" style:family="table">
      <style:table-properties table:align="left" style:width="16.933cm" fo:margin-left="0cm"/>
    </style:style>
    <style:style style:name="Column1" style:family="table-column">
      <style:table-column-properties style:column-width="16.51cm"/>
    </style:style>
    <style:style style:name="Column2" style:family="table-column">
      <style:table-column-properties style:column-width="0.423cm"/>
    </style:style>
    <style:style style:name="Row1" style:family="table-row"/>
    <style:style style:name="Cell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6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7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_8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7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justify" fo:break-before="auto" fo:line-height="141%" fo:margin-top="0cm" fo:margin-right="0cm" fo:orphans="2" fo:widows="2" style:writing-mode="lr-tb"/>
    </style:style>
    <style:style style:name="T8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8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justify" fo:break-before="auto" fo:line-height="141%" fo:margin-top="0cm" fo:margin-right="0cm" fo:orphans="2" fo:widows="2" style:writing-mode="lr-tb"/>
    </style:style>
    <style:style style:name="T9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9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justify" fo:break-before="auto" fo:line-height="141%" fo:margin-top="0cm" fo:margin-right="0cm" fo:orphans="2" fo:widows="2" style:writing-mode="lr-tb"/>
    </style:style>
    <style:style style:name="T10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0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line-height="141%" fo:margin-top="0cm" fo:margin-right="0cm" fo:orphans="2" fo:widows="2" style:writing-mode="lr-tb"/>
    </style:style>
    <style:style style:name="T11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line-height="141%" fo:margin-top="0cm" fo:margin-right="0cm" fo:orphans="2" fo:widows="2" style:writing-mode="lr-tb"/>
    </style:style>
    <style:style style:name="T12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2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13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3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15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16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justify" fo:break-before="auto" fo:line-height="119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able2" style:family="table">
      <style:table-properties table:align="left" style:width="16.933cm" fo:margin-left="0cm"/>
    </style:style>
    <style:style style:name="Column3" style:family="table-column">
      <style:table-column-properties style:column-width="16.51cm"/>
    </style:style>
    <style:style style:name="Column4" style:family="table-column">
      <style:table-column-properties style:column-width="0.423cm"/>
    </style:style>
    <style:style style:name="Row2" style:family="table-row"/>
    <style:style style:name="Cell3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18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18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19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20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2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line-height="119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>
      <style:text-properties fo:font-weight="bold" style:font-weight-asian="bold" style:font-weight-complex="bold"/>
    </style:style>
    <style:style style:name="T23_8" style:family="text">
      <style:text-properties fo:font-weight="bold" style:font-weight-asian="bold" style:font-weight-complex="bold"/>
    </style:style>
    <style:style style:name="T23_9" style:family="text">
      <style:text-properties fo:font-weight="bold" style:font-weight-asian="bold" style:font-weight-complex="bold"/>
    </style:style>
    <style:style style:name="T23_10" style:family="text">
      <style:text-properties fo:font-weight="bold" style:font-weight-asian="bold" style:font-weight-complex="bold"/>
    </style:style>
    <style:style style:name="T23_11" style:family="text">
      <style:text-properties fo:font-weight="bold" style:font-weight-asian="bold" style:font-weight-complex="bold"/>
    </style:style>
    <style:style style:name="T23_12" style:family="text">
      <style:text-properties fo:font-weight="bold" style:font-weight-asian="bold" style:font-weight-complex="bold"/>
    </style:style>
    <style:style style:name="T23_13" style:family="text">
      <style:text-properties fo:font-weight="bold" style:font-weight-asian="bold" style:font-weight-complex="bold"/>
    </style:style>
    <style:style style:name="Table3" style:family="table">
      <style:table-properties table:align="left" style:width="16.933cm" fo:margin-left="0cm"/>
    </style:style>
    <style:style style:name="Column5" style:family="table-column">
      <style:table-column-properties style:column-width="16.51cm"/>
    </style:style>
    <style:style style:name="Column6" style:family="table-column">
      <style:table-column-properties style:column-width="0.423cm"/>
    </style:style>
    <style:style style:name="Row3" style:family="table-row"/>
    <style:style style:name="Cell5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24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7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8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9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9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9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9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9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9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4_9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25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5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</style:style>
    <style:style style:name="T26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27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break-before="auto" fo:line-height="115%" style:writing-mode="lr-tb"/>
    </style:style>
    <style:style style:name="P29" style:family="paragraph" style:parent-style-name="Standard">
      <style:paragraph-properties fo:text-align="justify" fo:break-before="auto" fo:line-height="119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>
      <style:text-properties fo:font-weight="bold" style:font-weight-asian="bold" style:font-weight-complex="bold"/>
    </style:style>
    <style:style style:name="Table4" style:family="table">
      <style:table-properties table:align="left" style:width="16.933cm" fo:margin-left="0cm"/>
    </style:style>
    <style:style style:name="Column7" style:family="table-column">
      <style:table-column-properties style:column-width="16.51cm"/>
    </style:style>
    <style:style style:name="Column8" style:family="table-column">
      <style:table-column-properties style:column-width="0.423cm"/>
    </style:style>
    <style:style style:name="Row4" style:family="table-row"/>
    <style:style style:name="Cell7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0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30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31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36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line-height="119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able5" style:family="table">
      <style:table-properties table:align="left" style:width="16.933cm" fo:margin-left="0cm"/>
    </style:style>
    <style:style style:name="Column9" style:family="table-column">
      <style:table-column-properties style:column-width="16.51cm"/>
    </style:style>
    <style:style style:name="Column10" style:family="table-column">
      <style:table-column-properties style:column-width="0.423cm"/>
    </style:style>
    <style:style style:name="Row5" style:family="table-row"/>
    <style:style style:name="Cell9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38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38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7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8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9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0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8_1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39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7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8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9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0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9_1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41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P43" style:family="paragraph" style:parent-style-name="Standard">
      <style:paragraph-properties fo:text-align="justify" fo:break-before="auto" fo:line-height="119%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T43_8" style:family="text">
      <style:text-properties fo:font-weight="bold" style:font-weight-asian="bold" style:font-weight-complex="bold"/>
    </style:style>
    <style:style style:name="T43_9" style:family="text">
      <style:text-properties fo:font-weight="bold" style:font-weight-asian="bold" style:font-weight-complex="bold"/>
    </style:style>
    <style:style style:name="T43_10" style:family="text">
      <style:text-properties fo:font-weight="bold" style:font-weight-asian="bold" style:font-weight-complex="bold"/>
    </style:style>
    <style:style style:name="T43_11" style:family="text">
      <style:text-properties fo:font-weight="bold" style:font-weight-asian="bold" style:font-weight-complex="bold"/>
    </style:style>
    <style:style style:name="T43_12" style:family="text">
      <style:text-properties fo:font-weight="bold" style:font-weight-asian="bold" style:font-weight-complex="bold"/>
    </style:style>
    <style:style style:name="T43_13" style:family="text">
      <style:text-properties fo:font-weight="bold" style:font-weight-asian="bold" style:font-weight-complex="bold"/>
    </style:style>
    <style:style style:name="T43_14" style:family="text">
      <style:text-properties fo:font-weight="bold" style:font-weight-asian="bold" style:font-weight-complex="bold"/>
    </style:style>
    <style:style style:name="T43_15" style:family="text">
      <style:text-properties fo:font-weight="bold" style:font-weight-asian="bold" style:font-weight-complex="bold"/>
    </style:style>
    <style:style style:name="Table6" style:family="table">
      <style:table-properties table:align="left" style:width="16.933cm" fo:margin-left="0cm"/>
    </style:style>
    <style:style style:name="Column11" style:family="table-column">
      <style:table-column-properties style:column-width="16.51cm"/>
    </style:style>
    <style:style style:name="Column12" style:family="table-column">
      <style:table-column-properties style:column-width="0.423cm"/>
    </style:style>
    <style:style style:name="Row6" style:family="table-row"/>
    <style:style style:name="Cell11" style:family="table-cell">
      <style:table-cell-properties style:vertical-align="top" fo:border-top="#000000 0.009cm solid" fo:border-bottom="#000000 0.009cm solid" fo:border-left="#000000 0.009cm solid" fo:border-right="#000000 0.009cm solid"/>
    </style:style>
    <style:style style:name="P44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44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45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46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49_1" style:family="text">
      <style:text-properties fo:background-color="#ffffff" style:text-line-through-style="none" fo:font-style="normal" style:font-style-asian="normal" style:font-style-complex="normal" fo:color="#333333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50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6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7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8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9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0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1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</style:style>
    <style:style style:name="T51_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1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2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3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4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7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8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59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60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61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62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63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64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65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1_66" style:family="text"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cm" fo:line-height="141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333333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09cm solid" fo:padding-bottom="0.176cm" fo:border-bottom="#000000 0.009cm solid" fo:padding-left="0.176cm" fo:border-left="#000000 0.009cm solid" fo:padding-right="0.176cm" fo:border-right="#000000 0.009cm solid"/>
    </style:style>
    <style:style style:name="P54" style:family="paragraph" style:parent-style-name="Standard">
      <style:paragraph-properties fo:text-align="justify" fo:break-before="auto" fo:text-indent="0cm" fo:line-height="141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Gabriel</text:span><text:span text:style-name="T1_2"><text:s/></text:span><text:span text:style-name="T1_3">Carrillo</text:span><text:span text:style-name="T1_4"><text:s/></text:span><text:span text:style-name="T1_5">López</text:span></text:p>
      <text:p text:style-name="P2"/>
      <text:p text:style-name="P3"><text:span text:style-name="T3_1">ERP</text:span><text:span text:style-name="T3_2"><text:s/>(</text:span><text:span text:style-name="T3_3">Enterprise</text:span><text:span text:style-name="T3_4"><text:s/></text:span><text:span text:style-name="T3_5">Resource</text:span><text:span text:style-name="T3_6"><text:s/></text:span><text:span text:style-name="T3_7">Planning</text:span><text:span text:style-name="T3_8">)<text:s/></text:span><text:span text:style-name="T3_9">Software</text:span><text:span text:style-name="T3_10"><text:s/></text:span><text:span text:style-name="T3_11">Selection</text:span><text:span text:style-name="T3_12"><text:s/></text:span><text:span text:style-name="T3_13">Process</text:span><text:span text:style-name="T3_14"><text:s/>(</text:span><text:span text:style-name="T3_15"><text:a xlink:type="simple" xlink:href="http://www.tgiltd.com/erp-software-selection/erp-software-selection-process.html"><text:span text:style-name="T3_16">http</text:span></text:a></text:span><text:span text:style-name="T3_17"><text:a xlink:type="simple" xlink:href="http://www.tgiltd.com/erp-software-selection/erp-software-selection-process.html"><text:span text:style-name="T3_18">://</text:span></text:a></text:span><text:span text:style-name="T3_19"><text:a xlink:type="simple" xlink:href="http://www.tgiltd.com/erp-software-selection/erp-software-selection-process.html"><text:span text:style-name="T3_20">www</text:span></text:a></text:span><text:span text:style-name="T3_21"><text:a xlink:type="simple" xlink:href="http://www.tgiltd.com/erp-software-selection/erp-software-selection-process.html"><text:span text:style-name="T3_22">.</text:span></text:a></text:span><text:span text:style-name="T3_23"><text:a xlink:type="simple" xlink:href="http://www.tgiltd.com/erp-software-selection/erp-software-selection-process.html"><text:span text:style-name="T3_24">tgiltd</text:span></text:a></text:span><text:span text:style-name="T3_25"><text:a xlink:type="simple" xlink:href="http://www.tgiltd.com/erp-software-selection/erp-software-selection-process.html"><text:span text:style-name="T3_26">.</text:span></text:a></text:span><text:span text:style-name="T3_27"><text:a xlink:type="simple" xlink:href="http://www.tgiltd.com/erp-software-selection/erp-software-selection-process.html"><text:span text:style-name="T3_28">com</text:span></text:a></text:span><text:span text:style-name="T3_29"><text:a xlink:type="simple" xlink:href="http://www.tgiltd.com/erp-software-selection/erp-software-selection-process.html"><text:span text:style-name="T3_30">/</text:span></text:a></text:span><text:span text:style-name="T3_31"><text:a xlink:type="simple" xlink:href="http://www.tgiltd.com/erp-software-selection/erp-software-selection-process.html"><text:span text:style-name="T3_32">erp</text:span></text:a></text:span><text:span text:style-name="T3_33"><text:a xlink:type="simple" xlink:href="http://www.tgiltd.com/erp-software-selection/erp-software-selection-process.html"><text:span text:style-name="T3_34">-</text:span></text:a></text:span><text:span text:style-name="T3_35"><text:a xlink:type="simple" xlink:href="http://www.tgiltd.com/erp-software-selection/erp-software-selection-process.html"><text:span text:style-name="T3_36">software</text:span></text:a></text:span><text:span text:style-name="T3_37"><text:a xlink:type="simple" xlink:href="http://www.tgiltd.com/erp-software-selection/erp-software-selection-process.html"><text:span text:style-name="T3_38">-</text:span></text:a></text:span><text:span text:style-name="T3_39"><text:a xlink:type="simple" xlink:href="http://www.tgiltd.com/erp-software-selection/erp-software-selection-process.html"><text:span text:style-name="T3_40">selection</text:span></text:a></text:span><text:span text:style-name="T3_41"><text:a xlink:type="simple" xlink:href="http://www.tgiltd.com/erp-software-selection/erp-software-selection-process.html"><text:span text:style-name="T3_42">/</text:span></text:a></text:span><text:span text:style-name="T3_43"><text:a xlink:type="simple" xlink:href="http://www.tgiltd.com/erp-software-selection/erp-software-selection-process.html"><text:span text:style-name="T3_44">erp</text:span></text:a></text:span><text:span text:style-name="T3_45"><text:a xlink:type="simple" xlink:href="http://www.tgiltd.com/erp-software-selection/erp-software-selection-process.html"><text:span text:style-name="T3_46">-</text:span></text:a></text:span><text:span text:style-name="T3_47"><text:a xlink:type="simple" xlink:href="http://www.tgiltd.com/erp-software-selection/erp-software-selection-process.html"><text:span text:style-name="T3_48">software</text:span></text:a></text:span><text:span text:style-name="T3_49"><text:a xlink:type="simple" xlink:href="http://www.tgiltd.com/erp-software-selection/erp-software-selection-process.html"><text:span text:style-name="T3_50">-</text:span></text:a></text:span><text:span text:style-name="T3_51"><text:a xlink:type="simple" xlink:href="http://www.tgiltd.com/erp-software-selection/erp-software-selection-process.html"><text:span text:style-name="T3_52">selection</text:span></text:a></text:span><text:span text:style-name="T3_53"><text:a xlink:type="simple" xlink:href="http://www.tgiltd.com/erp-software-selection/erp-software-selection-process.html"><text:span text:style-name="T3_54">-</text:span></text:a></text:span><text:span text:style-name="T3_55"><text:a xlink:type="simple" xlink:href="http://www.tgiltd.com/erp-software-selection/erp-software-selection-process.html"><text:span text:style-name="T3_56">process</text:span></text:a></text:span><text:span text:style-name="T3_57"><text:a xlink:type="simple" xlink:href="http://www.tgiltd.com/erp-software-selection/erp-software-selection-process.html"><text:span text:style-name="T3_58">.</text:span></text:a></text:span><text:span text:style-name="T3_59"><text:a xlink:type="simple" xlink:href="http://www.tgiltd.com/erp-software-selection/erp-software-selection-process.html"><text:span text:style-name="T3_60">html</text:span></text:a></text:span><text:span text:style-name="T3_61">)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"/>
            <text:p text:style-name="P5"/>
            <text:p text:style-name="P6"><text:span text:style-name="T6_1">La</text:span><text:span text:style-name="T6_2"><text:s/></text:span><text:span text:style-name="T6_3">clave</text:span><text:span text:style-name="T6_4"><text:s/></text:span><text:span text:style-name="T6_5">en</text:span><text:span text:style-name="T6_6"><text:s/></text:span><text:span text:style-name="T6_7">la</text:span><text:span text:style-name="T6_8"><text:s/></text:span><text:span text:style-name="T6_9">selección</text:span><text:span text:style-name="T6_10"><text:s/></text:span><text:span text:style-name="T6_11">de</text:span><text:span text:style-name="T6_12"><text:s/></text:span><text:span text:style-name="T6_13">un</text:span><text:span text:style-name="T6_14"><text:s/></text:span><text:span text:style-name="T6_15">buen</text:span><text:span text:style-name="T6_16"><text:s/></text:span><text:span text:style-name="T6_17">ERP</text:span><text:span text:style-name="T6_18"><text:s/></text:span><text:span text:style-name="T6_19">es</text:span><text:span text:style-name="T6_20"><text:s/></text:span><text:span text:style-name="T6_21">seguir</text:span><text:span text:style-name="T6_22"><text:s/></text:span><text:span text:style-name="T6_23">un</text:span><text:span text:style-name="T6_24"><text:s/></text:span><text:span text:style-name="T6_25">proceso</text:span><text:span text:style-name="T6_26"><text:s/></text:span><text:span text:style-name="T6_27">sistemático</text:span><text:span text:style-name="T6_28">,<text:s/></text:span><text:span text:style-name="T6_29">estructurado</text:span><text:span text:style-name="T6_30"><text:s/></text:span><text:span text:style-name="T6_31">y</text:span><text:span text:style-name="T6_32"><text:s/></text:span><text:span text:style-name="T6_33">bien</text:span><text:span text:style-name="T6_34"><text:s/></text:span><text:span text:style-name="T6_35">ejecutado</text:span><text:span text:style-name="T6_36">.<text:s/></text:span><text:span text:style-name="T6_37">De</text:span><text:span text:style-name="T6_38"><text:s/></text:span><text:span text:style-name="T6_39">este</text:span><text:span text:style-name="T6_40"><text:s/></text:span><text:span text:style-name="T6_41">modo</text:span><text:span text:style-name="T6_42"><text:s/></text:span><text:span text:style-name="T6_43">se</text:span><text:span text:style-name="T6_44"><text:s/></text:span><text:span text:style-name="T6_45">puede</text:span><text:span text:style-name="T6_46"><text:s/></text:span><text:span text:style-name="T6_47">hallar</text:span><text:span text:style-name="T6_48"><text:s/></text:span><text:span text:style-name="T6_49">una</text:span><text:span text:style-name="T6_50"><text:s/></text:span><text:span text:style-name="T6_51">solución</text:span><text:span text:style-name="T6_52"><text:s/></text:span><text:span text:style-name="T6_53">que</text:span><text:span text:style-name="T6_54"><text:s/></text:span><text:span text:style-name="T6_55">se</text:span><text:span text:style-name="T6_56"><text:s/></text:span><text:span text:style-name="T6_57">adapte</text:span><text:span text:style-name="T6_58"><text:s/></text:span><text:span text:style-name="T6_59">a</text:span><text:span text:style-name="T6_60"><text:s/></text:span><text:span text:style-name="T6_61">la</text:span><text:span text:style-name="T6_62"><text:s/></text:span><text:span text:style-name="T6_63">perfección</text:span><text:span text:style-name="T6_64"><text:s/></text:span><text:span text:style-name="T6_65">a</text:span><text:span text:style-name="T6_66"><text:s/></text:span><text:span text:style-name="T6_67">los</text:span><text:span text:style-name="T6_68"><text:s/></text:span><text:span text:style-name="T6_69">requisitos</text:span><text:span text:style-name="T6_70"><text:s/></text:span><text:span text:style-name="T6_71">software</text:span><text:span text:style-name="T6_72"><text:s/></text:span><text:span text:style-name="T6_73">únicos</text:span><text:span text:style-name="T6_74"><text:s/></text:span><text:span text:style-name="T6_75">de</text:span><text:span text:style-name="T6_76"><text:s/></text:span><text:span text:style-name="T6_77">la</text:span><text:span text:style-name="T6_78"><text:s/></text:span><text:span text:style-name="T6_79">organización</text:span><text:span text:style-name="T6_80">.</text:span></text:p>
            <text:p text:style-name="P7"><text:span text:style-name="T7_1">El</text:span><text:span text:style-name="T7_2"><text:s/></text:span><text:span text:style-name="T7_3">proceso</text:span><text:span text:style-name="T7_4"><text:s/></text:span><text:span text:style-name="T7_5">de</text:span><text:span text:style-name="T7_6"><text:s/></text:span><text:span text:style-name="T7_7">selección</text:span><text:span text:style-name="T7_8"><text:s/></text:span><text:span text:style-name="T7_9">de</text:span><text:span text:style-name="T7_10"><text:s/></text:span><text:span text:style-name="T7_11">software</text:span><text:span text:style-name="T7_12"><text:s/></text:span><text:span text:style-name="T7_13">tiene</text:span><text:span text:style-name="T7_14"><text:s/></text:span><text:span text:style-name="T7_15">cinco</text:span><text:span text:style-name="T7_16"><text:s/></text:span><text:span text:style-name="T7_17">fases</text:span><text:span text:style-name="T7_18">:</text:span></text:p>
            <text:list text:style-name="LS1" xml:id="list0">
              <text:list-item>
                <text:p text:style-name="P8"><text:span text:style-name="T8_1">Preparación</text:span><text:span text:style-name="T8_2"><text:s/></text:span><text:span text:style-name="T8_3">y</text:span><text:span text:style-name="T8_4"><text:s/></text:span><text:span text:style-name="T8_5">planificación</text:span><text:span text:style-name="T8_6"><text:s/></text:span><text:span text:style-name="T8_7">del</text:span><text:span text:style-name="T8_8"><text:s/></text:span><text:span text:style-name="T8_9">proyecto</text:span></text:p>
              </text:list-item>
              <text:list-item>
                <text:p text:style-name="P9"><text:span text:style-name="T9_1">RFI</text:span><text:span text:style-name="T9_2"><text:s/>(</text:span><text:span text:style-name="T9_3">Request</text:span><text:span text:style-name="T9_4"><text:s/></text:span><text:span text:style-name="T9_5">For</text:span><text:span text:style-name="T9_6"><text:s/></text:span><text:span text:style-name="T9_7">Information</text:span><text:span text:style-name="T9_8">)<text:s/></text:span><text:span text:style-name="T9_9">y</text:span><text:span text:style-name="T9_10"><text:s/></text:span><text:span text:style-name="T9_11">demostraciones</text:span><text:span text:style-name="T9_12"><text:s/></text:span><text:span text:style-name="T9_13">introductorias</text:span></text:p>
              </text:list-item>
              <text:list-item>
                <text:p text:style-name="P10"><text:span text:style-name="T10_1">Requisitos</text:span><text:span text:style-name="T10_2"><text:s/></text:span><text:span text:style-name="T10_3">y</text:span><text:span text:style-name="T10_4"><text:s/></text:span><text:span text:style-name="T10_5">requerimientos</text:span><text:span text:style-name="T10_6"><text:s/></text:span><text:span text:style-name="T10_7">propuestos</text:span></text:p>
              </text:list-item>
              <text:list-item>
                <text:p text:style-name="P11"><text:span text:style-name="T11_1">Guión</text:span><text:span text:style-name="T11_2"><text:s/></text:span><text:span text:style-name="T11_3">de</text:span><text:span text:style-name="T11_4"><text:s/></text:span><text:span text:style-name="T11_5">demostraciones</text:span><text:span text:style-name="T11_6"><text:s/></text:span><text:span text:style-name="T11_7">de</text:span><text:span text:style-name="T11_8"><text:s/></text:span><text:span text:style-name="T11_9">software</text:span></text:p>
              </text:list-item>
              <text:list-item>
                <text:p text:style-name="P12"><text:span text:style-name="T12_1">Referencias</text:span><text:span text:style-name="T12_2">,<text:s/></text:span><text:span text:style-name="T12_3">visitas</text:span><text:span text:style-name="T12_4"><text:s/></text:span><text:span text:style-name="T12_5">al</text:span><text:span text:style-name="T12_6"><text:s/></text:span><text:span text:style-name="T12_7">lugar</text:span><text:span text:style-name="T12_8"><text:s/></text:span><text:span text:style-name="T12_9">y</text:span><text:span text:style-name="T12_10"><text:s/></text:span><text:span text:style-name="T12_11">selección</text:span><text:span text:style-name="T12_12"><text:s/></text:span><text:span text:style-name="T12_13">de</text:span><text:span text:style-name="T12_14"><text:s/></text:span><text:span text:style-name="T12_15">proveedor</text:span></text:p>
              </text:list-item>
            </text:list>
            <text:p text:style-name="P13"><text:span text:style-name="T13_1">Siguiendo</text:span><text:span text:style-name="T13_2"><text:s/></text:span><text:span text:style-name="T13_3">y</text:span><text:span text:style-name="T13_4"><text:s/></text:span><text:span text:style-name="T13_5">ejecutando</text:span><text:span text:style-name="T13_6"><text:s/></text:span><text:span text:style-name="T13_7">estas</text:span><text:span text:style-name="T13_8"><text:s/></text:span><text:span text:style-name="T13_9">cinco</text:span><text:span text:style-name="T13_10"><text:s/></text:span><text:span text:style-name="T13_11">fases</text:span><text:span text:style-name="T13_12">,<text:s/></text:span><text:span text:style-name="T13_13">se</text:span><text:span text:style-name="T13_14"><text:s/></text:span><text:span text:style-name="T13_15">proporcionará</text:span><text:span text:style-name="T13_16"><text:s/></text:span><text:span text:style-name="T13_17">la</text:span><text:span text:style-name="T13_18"><text:s/></text:span><text:span text:style-name="T13_19">información</text:span><text:span text:style-name="T13_20"><text:s/></text:span><text:span text:style-name="T13_21">necesaria</text:span><text:span text:style-name="T13_22"><text:s/></text:span><text:span text:style-name="T13_23">a</text:span><text:span text:style-name="T13_24"><text:s/></text:span><text:span text:style-name="T13_25">la</text:span><text:span text:style-name="T13_26"><text:s/></text:span><text:span text:style-name="T13_27">organización</text:span><text:span text:style-name="T13_28"><text:s/></text:span><text:span text:style-name="T13_29">como</text:span><text:span text:style-name="T13_30"><text:s/></text:span><text:span text:style-name="T13_31">para</text:span><text:span text:style-name="T13_32"><text:s/></text:span><text:span text:style-name="T13_33">tomar</text:span><text:span text:style-name="T13_34"><text:s/></text:span><text:span text:style-name="T13_35">una</text:span><text:span text:style-name="T13_36"><text:s/></text:span><text:span text:style-name="T13_37">decisión</text:span><text:span text:style-name="T13_38"><text:s/></text:span><text:span text:style-name="T13_39">cuantitativa</text:span><text:span text:style-name="T13_40"><text:s/></text:span><text:span text:style-name="T13_41">y</text:span><text:span text:style-name="T13_42"><text:s/></text:span><text:span text:style-name="T13_43">bien</text:span><text:span text:style-name="T13_44"><text:s/></text:span><text:span text:style-name="T13_45">informada</text:span><text:span text:style-name="T13_46"><text:s/></text:span><text:span text:style-name="T13_47">en</text:span><text:span text:style-name="T13_48"><text:s/></text:span><text:span text:style-name="T13_49">la</text:span><text:span text:style-name="T13_50"><text:s/></text:span><text:span text:style-name="T13_51">selección</text:span><text:span text:style-name="T13_52"><text:s/></text:span><text:span text:style-name="T13_53">del</text:span><text:span text:style-name="T13_54"><text:s/></text:span><text:span text:style-name="T13_55">software</text:span><text:span text:style-name="T13_56">.</text:span></text:p>
            <text:p text:style-name="P14"/>
            <text:p text:style-name="P15"/>
          </table:table-cell>
          <table:table-cell table:style-name="Cell2">
            <text:p text:style-name="P16"/>
          </table:table-cell>
        </table:table-row>
      </table:table>
      <text:p text:style-name="P17"><text:span text:style-name="T17_1">Preparación</text:span><text:span text:style-name="T17_2"><text:s/></text:span><text:span text:style-name="T17_3">y</text:span><text:span text:style-name="T17_4"><text:s/></text:span><text:span text:style-name="T17_5">planificación</text:span><text:span text:style-name="T17_6"><text:s/></text:span><text:span text:style-name="T17_7">del</text:span><text:span text:style-name="T17_8"><text:s/></text:span><text:span text:style-name="T17_9">proyecto</text:span></text:p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18"><text:span text:style-name="T18_1">La</text:span><text:span text:style-name="T18_2"><text:s/></text:span><text:span text:style-name="T18_3">fase</text:span><text:span text:style-name="T18_4"><text:s/></text:span><text:span text:style-name="T18_5">de</text:span><text:span text:style-name="T18_6"><text:s/></text:span><text:span text:style-name="T18_7">preparación</text:span><text:span text:style-name="T18_8"><text:s/></text:span><text:span text:style-name="T18_9">y</text:span><text:span text:style-name="T18_10"><text:s/></text:span><text:span text:style-name="T18_11">planificación</text:span><text:span text:style-name="T18_12"><text:s/></text:span><text:span text:style-name="T18_13">del</text:span><text:span text:style-name="T18_14"><text:s/></text:span><text:span text:style-name="T18_15">proyecto</text:span><text:span text:style-name="T18_16"><text:s/></text:span><text:span text:style-name="T18_17">es</text:span><text:span text:style-name="T18_18"><text:s/></text:span><text:span text:style-name="T18_19">el</text:span><text:span text:style-name="T18_20"><text:s/></text:span><text:span text:style-name="T18_21">primer</text:span><text:span text:style-name="T18_22"><text:s/></text:span><text:span text:style-name="T18_23">paso</text:span><text:span text:style-name="T18_24"><text:s/></text:span><text:span text:style-name="T18_25">en</text:span><text:span text:style-name="T18_26"><text:s/></text:span><text:span text:style-name="T18_27">la</text:span><text:span text:style-name="T18_28"><text:s/></text:span><text:span text:style-name="T18_29">selección</text:span><text:span text:style-name="T18_30"><text:s/></text:span><text:span text:style-name="T18_31">de</text:span><text:span text:style-name="T18_32"><text:s/></text:span><text:span text:style-name="T18_33">un</text:span><text:span text:style-name="T18_34"><text:s/></text:span><text:span text:style-name="T18_35">software</text:span><text:span text:style-name="T18_36"><text:s/></text:span><text:span text:style-name="T18_37">ERP</text:span><text:span text:style-name="T18_38">.<text:s/></text:span><text:span text:style-name="T18_39">Las</text:span><text:span text:style-name="T18_40"><text:s/></text:span><text:span text:style-name="T18_41">organizaciones</text:span><text:span text:style-name="T18_42"><text:s/></text:span><text:span text:style-name="T18_43">identifican</text:span><text:span text:style-name="T18_44"><text:s/></text:span><text:span text:style-name="T18_45">los</text:span><text:span text:style-name="T18_46"><text:s/></text:span><text:span text:style-name="T18_47">factores</text:span><text:span text:style-name="T18_48"><text:s/></text:span><text:span text:style-name="T18_49">principales</text:span><text:span text:style-name="T18_50"><text:s/></text:span><text:span text:style-name="T18_51">del</text:span><text:span text:style-name="T18_52"><text:s/></text:span><text:span text:style-name="T18_53">negocio</text:span><text:span text:style-name="T18_54"><text:s/></text:span><text:span text:style-name="T18_55">que</text:span><text:span text:style-name="T18_56"><text:s/></text:span><text:span text:style-name="T18_57">justifican</text:span><text:span text:style-name="T18_58"><text:s/></text:span><text:span text:style-name="T18_59">el</text:span><text:span text:style-name="T18_60"><text:s/></text:span><text:span text:style-name="T18_61">esfuerzo</text:span><text:span text:style-name="T18_62"><text:s/></text:span><text:span text:style-name="T18_63">y</text:span><text:span text:style-name="T18_64"><text:s/></text:span><text:span text:style-name="T18_65">los</text:span><text:span text:style-name="T18_66"><text:s/></text:span><text:span text:style-name="T18_67">patrocinadores</text:span><text:span text:style-name="T18_68"><text:s/></text:span><text:span text:style-name="T18_69">ejecutivos</text:span><text:span text:style-name="T18_70"><text:s/></text:span><text:span text:style-name="T18_71">para</text:span><text:span text:style-name="T18_72"><text:s/></text:span><text:span text:style-name="T18_73">iniciar</text:span><text:span text:style-name="T18_74"><text:s/></text:span><text:span text:style-name="T18_75">el</text:span><text:span text:style-name="T18_76"><text:s/></text:span><text:span text:style-name="T18_77">proyecto</text:span><text:span text:style-name="T18_78"><text:s/></text:span><text:span text:style-name="T18_79">de</text:span><text:span text:style-name="T18_80"><text:s/></text:span><text:span text:style-name="T18_81">selección</text:span><text:span text:style-name="T18_82"><text:s/></text:span><text:span text:style-name="T18_83">de</text:span><text:span text:style-name="T18_84"><text:s/></text:span><text:span text:style-name="T18_85">software</text:span><text:span text:style-name="T18_86">.<text:s/></text:span></text:p>
            <text:p text:style-name="P19"><text:span text:style-name="T19_1">En</text:span><text:span text:style-name="T19_2"><text:s/></text:span><text:span text:style-name="T19_3">el</text:span><text:span text:style-name="T19_4"><text:s/></text:span><text:span text:style-name="T19_5">caso</text:span><text:span text:style-name="T19_6"><text:s/></text:span><text:span text:style-name="T19_7">de</text:span><text:span text:style-name="T19_8"><text:s/></text:span><text:span text:style-name="T19_9">absencia</text:span><text:span text:style-name="T19_10"><text:s/></text:span><text:span text:style-name="T19_11">de</text:span><text:span text:style-name="T19_12"><text:s/></text:span><text:span text:style-name="T19_13">retos</text:span><text:span text:style-name="T19_14"><text:s/></text:span><text:span text:style-name="T19_15">de</text:span><text:span text:style-name="T19_16"><text:s/></text:span><text:span text:style-name="T19_17">negocio</text:span><text:span text:style-name="T19_18"><text:s/></text:span><text:span text:style-name="T19_19">importantes</text:span><text:span text:style-name="T19_20"><text:s/></text:span><text:span text:style-name="T19_21">que</text:span><text:span text:style-name="T19_22"><text:s/></text:span><text:span text:style-name="T19_23">requieran</text:span><text:span text:style-name="T19_24"><text:s/></text:span><text:span text:style-name="T19_25">el</text:span><text:span text:style-name="T19_26"><text:s/></text:span><text:span text:style-name="T19_27">nuevo</text:span><text:span text:style-name="T19_28"><text:s/></text:span><text:span text:style-name="T19_29">software</text:span><text:span text:style-name="T19_30">,<text:s/></text:span><text:span text:style-name="T19_31">el</text:span><text:span text:style-name="T19_32"><text:s/></text:span><text:span text:style-name="T19_33">proyecto</text:span><text:span text:style-name="T19_34"><text:s/></text:span><text:span text:style-name="T19_35">debe</text:span><text:span text:style-name="T19_36"><text:s/></text:span><text:span text:style-name="T19_37">paralizarse</text:span><text:span text:style-name="T19_38">.<text:s/></text:span></text:p>
            <text:p text:style-name="P20"><text:span text:style-name="T20_1">Una</text:span><text:span text:style-name="T20_2"><text:s/></text:span><text:span text:style-name="T20_3">vez</text:span><text:span text:style-name="T20_4"><text:s/></text:span><text:span text:style-name="T20_5">identificados</text:span><text:span text:style-name="T20_6"><text:s/></text:span><text:span text:style-name="T20_7">dichos</text:span><text:span text:style-name="T20_8"><text:s/></text:span><text:span text:style-name="T20_9">los</text:span><text:span text:style-name="T20_10"><text:s/></text:span><text:span text:style-name="T20_11">retos</text:span><text:span text:style-name="T20_12">,<text:s/></text:span><text:span text:style-name="T20_13">el</text:span><text:span text:style-name="T20_14"><text:s/></text:span><text:span text:style-name="T20_15">proyecto</text:span><text:span text:style-name="T20_16"><text:s/></text:span><text:span text:style-name="T20_17">puede</text:span><text:span text:style-name="T20_18"><text:s/></text:span><text:span text:style-name="T20_19">seguir</text:span><text:span text:style-name="T20_20"><text:s/></text:span><text:span text:style-name="T20_21">adelante</text:span><text:span text:style-name="T20_22"><text:s/></text:span><text:span text:style-name="T20_23">con</text:span><text:span text:style-name="T20_24"><text:s/></text:span><text:span text:style-name="T20_25">los</text:span><text:span text:style-name="T20_26"><text:s/></text:span><text:span text:style-name="T20_27">patrocinadores</text:span><text:span text:style-name="T20_28"><text:s/></text:span><text:span text:style-name="T20_29">ejecutivos</text:span><text:span text:style-name="T20_30"><text:s/></text:span><text:span text:style-name="T20_31">apropiados</text:span><text:span text:style-name="T20_32">.</text:span></text:p>
            <text:p text:style-name="P21"/>
          </table:table-cell>
          <table:table-cell table:style-name="Cell4">
            <text:p text:style-name="P22"/>
          </table:table-cell>
        </table:table-row>
      </table:table>
      <text:p text:style-name="P23"><text:span text:style-name="T23_1">RFI</text:span><text:span text:style-name="T23_2"><text:s/>(</text:span><text:span text:style-name="T23_3">Request</text:span><text:span text:style-name="T23_4"><text:s/></text:span><text:span text:style-name="T23_5">For</text:span><text:span text:style-name="T23_6"><text:s/></text:span><text:span text:style-name="T23_7">Information</text:span><text:span text:style-name="T23_8">)<text:s/></text:span><text:span text:style-name="T23_9">y</text:span><text:span text:style-name="T23_10"><text:s/></text:span><text:span text:style-name="T23_11">demostraciones</text:span><text:span text:style-name="T23_12"><text:s/></text:span><text:span text:style-name="T23_13">introductorias</text:span></text:p>
      <table:table table:style-name="Table3">
        <table:table-column table:style-name="Column5"/>
        <table:table-column table:style-name="Column6"/>
        <table:table-row table:style-name="Row3">
          <table:table-cell table:style-name="Cell5">
            <text:p text:style-name="P24"><text:span text:style-name="T24_1">Cuando</text:span><text:span text:style-name="T24_2"><text:s/></text:span><text:span text:style-name="T24_3">una</text:span><text:span text:style-name="T24_4"><text:s/></text:span><text:span text:style-name="T24_5">organización</text:span><text:span text:style-name="T24_6"><text:s/></text:span><text:span text:style-name="T24_7">ha</text:span><text:span text:style-name="T24_8"><text:s/></text:span><text:span text:style-name="T24_9">identificado</text:span><text:span text:style-name="T24_10"><text:s/></text:span><text:span text:style-name="T24_11">la</text:span><text:span text:style-name="T24_12"><text:s/></text:span><text:span text:style-name="T24_13">necesidad</text:span><text:span text:style-name="T24_14"><text:s/></text:span><text:span text:style-name="T24_15">de</text:span><text:span text:style-name="T24_16"><text:s/></text:span><text:span text:style-name="T24_17">un</text:span><text:span text:style-name="T24_18"><text:s/></text:span><text:span text:style-name="T24_19">nuevo</text:span><text:span text:style-name="T24_20"><text:s/></text:span><text:span text:style-name="T24_21">software</text:span><text:span text:style-name="T24_22"><text:s/></text:span><text:span text:style-name="T24_23">para</text:span><text:span text:style-name="T24_24"><text:s/></text:span><text:span text:style-name="T24_25">la</text:span><text:span text:style-name="T24_26"><text:s/></text:span><text:span text:style-name="T24_27">empresa</text:span><text:span text:style-name="T24_28">,<text:s/></text:span><text:span text:style-name="T24_29">debe</text:span><text:span text:style-name="T24_30"><text:s/></text:span><text:span text:style-name="T24_31">concluir</text:span><text:span text:style-name="T24_32"><text:s/></text:span><text:span text:style-name="T24_33">los</text:span><text:span text:style-name="T24_34"><text:s/></text:span><text:span text:style-name="T24_35">requisitos</text:span><text:span text:style-name="T24_36"><text:s/></text:span><text:span text:style-name="T24_37">específicos</text:span><text:span text:style-name="T24_38"><text:s/></text:span><text:span text:style-name="T24_39">asociados</text:span><text:span text:style-name="T24_40"><text:s/></text:span><text:span text:style-name="T24_41">a</text:span><text:span text:style-name="T24_42"><text:s/></text:span><text:span text:style-name="T24_43">esas</text:span><text:span text:style-name="T24_44"><text:s/></text:span><text:span text:style-name="T24_45">necesidades</text:span><text:span text:style-name="T24_46"><text:s/></text:span><text:span text:style-name="T24_47">utilizando</text:span><text:span text:style-name="T24_48"><text:s/></text:span><text:span text:style-name="T24_49">un</text:span><text:span text:style-name="T24_50"><text:s/></text:span><text:span text:style-name="T24_51">documento</text:span><text:span text:style-name="T24_52"><text:s/></text:span><text:span text:style-name="T24_53">llamado</text:span><text:span text:style-name="T24_54"><text:s/></text:span><text:span text:style-name="T24_55">RFI</text:span><text:span text:style-name="T24_56">.<text:s/></text:span><text:span text:style-name="T24_57">Este</text:span><text:span text:style-name="T24_58"><text:s/></text:span><text:span text:style-name="T24_59">documento</text:span><text:span text:style-name="T24_60"><text:s/></text:span><text:span text:style-name="T24_61">debe</text:span><text:span text:style-name="T24_62"><text:s/></text:span><text:span text:style-name="T24_63">presentarlo</text:span><text:span text:style-name="T24_64"><text:s/></text:span><text:span text:style-name="T24_65">a</text:span><text:span text:style-name="T24_66"><text:s/></text:span><text:span text:style-name="T24_67">compañías</text:span><text:span text:style-name="T24_68"><text:s/></text:span><text:span text:style-name="T24_69">de</text:span><text:span text:style-name="T24_70"><text:s/></text:span><text:span text:style-name="T24_71">selección</text:span><text:span text:style-name="T24_72"><text:s/></text:span><text:span text:style-name="T24_73">de</text:span><text:span text:style-name="T24_74"><text:s/></text:span><text:span text:style-name="T24_75">software</text:span><text:span text:style-name="T24_76"><text:s/></text:span><text:span text:style-name="T24_77">ERP</text:span><text:span text:style-name="T24_78"><text:s/></text:span><text:span text:style-name="T24_79">cuyo</text:span><text:span text:style-name="T24_80"><text:s/></text:span><text:span text:style-name="T24_81">software</text:span><text:span text:style-name="T24_82"><text:s/></text:span><text:span text:style-name="T24_83">probablemente</text:span><text:span text:style-name="T24_84"><text:s/></text:span><text:span text:style-name="T24_85">satisfaga</text:span><text:span text:style-name="T24_86"><text:s/></text:span><text:span text:style-name="T24_87">dichos</text:span><text:span text:style-name="T24_88"><text:s/></text:span><text:span text:style-name="T24_89">requisitos</text:span><text:span text:style-name="T24_90"><text:s/></text:span><text:span text:style-name="T24_91">software</text:span><text:span text:style-name="T24_92"><text:s/></text:span><text:span text:style-name="T24_93">del</text:span><text:span text:style-name="T24_94"><text:s/></text:span><text:span text:style-name="T24_95">negocio</text:span><text:span text:style-name="T24_96">.<text:s/></text:span></text:p>
            <text:p text:style-name="P25"><text:span text:style-name="T25_1">En</text:span><text:span text:style-name="T25_2"><text:s/></text:span><text:span text:style-name="T25_3">esta</text:span><text:span text:style-name="T25_4"><text:s/></text:span><text:span text:style-name="T25_5">fase</text:span><text:span text:style-name="T25_6">,<text:s/></text:span><text:span text:style-name="T25_7">las</text:span><text:span text:style-name="T25_8"><text:s/></text:span><text:span text:style-name="T25_9">organizaciones</text:span><text:span text:style-name="T25_10"><text:s/></text:span><text:span text:style-name="T25_11">documentan</text:span><text:span text:style-name="T25_12"><text:s/></text:span><text:span text:style-name="T25_13">los</text:span><text:span text:style-name="T25_14"><text:s/></text:span><text:span text:style-name="T25_15">factores</text:span><text:span text:style-name="T25_16"><text:s/></text:span><text:span text:style-name="T25_17">de</text:span><text:span text:style-name="T25_18"><text:s/></text:span><text:span text:style-name="T25_19">éxito</text:span><text:span text:style-name="T25_20"><text:s/></text:span><text:span text:style-name="T25_21">críticos</text:span><text:span text:style-name="T25_22"><text:s/></text:span><text:span text:style-name="T25_23">y</text:span><text:span text:style-name="T25_24"><text:s/></text:span><text:span text:style-name="T25_25">empiezan</text:span><text:span text:style-name="T25_26"><text:s/></text:span><text:span text:style-name="T25_27">a</text:span><text:span text:style-name="T25_28"><text:s/></text:span><text:span text:style-name="T25_29">determinar</text:span><text:span text:style-name="T25_30"><text:s/></text:span><text:span text:style-name="T25_31">el</text:span><text:span text:style-name="T25_32"><text:s/></text:span><text:span text:style-name="T25_33">modo</text:span><text:span text:style-name="T25_34"><text:s/></text:span><text:span text:style-name="T25_35">en</text:span><text:span text:style-name="T25_36"><text:s/></text:span><text:span text:style-name="T25_37">que</text:span><text:span text:style-name="T25_38"><text:s/></text:span><text:span text:style-name="T25_39">los</text:span><text:span text:style-name="T25_40"><text:s/></text:span><text:span text:style-name="T25_41">suministradores</text:span><text:span text:style-name="T25_42"><text:s/></text:span><text:span text:style-name="T25_43">de</text:span><text:span text:style-name="T25_44"><text:s/></text:span><text:span text:style-name="T25_45">software</text:span><text:span text:style-name="T25_46"><text:s/></text:span><text:span text:style-name="T25_47">los</text:span><text:span text:style-name="T25_48"><text:s/></text:span><text:span text:style-name="T25_49">medirán</text:span><text:span text:style-name="T25_50">.<text:s/></text:span></text:p>
            <text:p text:style-name="P26"><text:span text:style-name="T26_1">Este</text:span><text:span text:style-name="T26_2"><text:s/></text:span><text:span text:style-name="T26_3">proceso</text:span><text:span text:style-name="T26_4"><text:s/></text:span><text:span text:style-name="T26_5">finaliza</text:span><text:span text:style-name="T26_6"><text:s/></text:span><text:span text:style-name="T26_7">con</text:span><text:span text:style-name="T26_8"><text:s/></text:span><text:span text:style-name="T26_9">una</text:span><text:span text:style-name="T26_10"><text:s/></text:span><text:span text:style-name="T26_11">lista</text:span><text:span text:style-name="T26_12"><text:s/></text:span><text:span text:style-name="T26_13">inicial</text:span><text:span text:style-name="T26_14"><text:s/></text:span><text:span text:style-name="T26_15">de</text:span><text:span text:style-name="T26_16"><text:s/></text:span><text:span text:style-name="T26_17">máximo</text:span><text:span text:style-name="T26_18"><text:s/>25<text:s/></text:span><text:span text:style-name="T26_19">proveedores</text:span><text:span text:style-name="T26_20"><text:s/></text:span><text:span text:style-name="T26_21">de</text:span><text:span text:style-name="T26_22"><text:s/></text:span><text:span text:style-name="T26_23">software</text:span><text:span text:style-name="T26_24"><text:s/></text:span><text:span text:style-name="T26_25">llamada</text:span><text:span text:style-name="T26_26"><text:s/>“</text:span><text:span text:style-name="T26_27">long</text:span><text:span text:style-name="T26_28"><text:s/></text:span><text:span text:style-name="T26_29">list</text:span><text:span text:style-name="T26_30">”.<text:s/></text:span><text:span text:style-name="T26_31">Estas</text:span><text:span text:style-name="T26_32"><text:s/></text:span><text:span text:style-name="T26_33">son</text:span><text:span text:style-name="T26_34"><text:s/></text:span><text:span text:style-name="T26_35">las</text:span><text:span text:style-name="T26_36"><text:s/></text:span><text:span text:style-name="T26_37">compañías</text:span><text:span text:style-name="T26_38"><text:s/></text:span><text:span text:style-name="T26_39">a</text:span><text:span text:style-name="T26_40"><text:s/></text:span><text:span text:style-name="T26_41">las</text:span><text:span text:style-name="T26_42"><text:s/></text:span><text:span text:style-name="T26_43">que</text:span><text:span text:style-name="T26_44"><text:s/></text:span><text:span text:style-name="T26_45">se</text:span><text:span text:style-name="T26_46"><text:s/></text:span><text:span text:style-name="T26_47">enviará</text:span><text:span text:style-name="T26_48"><text:s/></text:span><text:span text:style-name="T26_49">el</text:span><text:span text:style-name="T26_50"><text:s/></text:span><text:span text:style-name="T26_51">documento</text:span><text:span text:style-name="T26_52"><text:s/></text:span><text:span text:style-name="T26_53">RFI</text:span><text:span text:style-name="T26_54">.</text:span></text:p>
          </table:table-cell>
          <table:table-cell table:style-name="Cell6">
            <text:p text:style-name="P27"/>
          </table:table-cell>
        </table:table-row>
      </table:table>
      <text:p text:style-name="P28"/>
      <text:p text:style-name="P29"><text:span text:style-name="T29_1">Requisitos</text:span><text:span text:style-name="T29_2"><text:s/></text:span><text:span text:style-name="T29_3">y</text:span><text:span text:style-name="T29_4"><text:s/></text:span><text:span text:style-name="T29_5">requerimientos</text:span><text:span text:style-name="T29_6"><text:s/></text:span><text:span text:style-name="T29_7">propuestos</text:span></text:p>
      <table:table table:style-name="Table4">
        <table:table-column table:style-name="Column7"/>
        <table:table-column table:style-name="Column8"/>
        <table:table-row table:style-name="Row4">
          <table:table-cell table:style-name="Cell7">
            <text:p text:style-name="P30"><text:span text:style-name="T30_1">Cuando</text:span><text:span text:style-name="T30_2"><text:s/></text:span><text:span text:style-name="T30_3">la</text:span><text:span text:style-name="T30_4"><text:s/></text:span><text:span text:style-name="T30_5">compañía</text:span><text:span text:style-name="T30_6"><text:s/></text:span><text:span text:style-name="T30_7">finaliza</text:span><text:span text:style-name="T30_8"><text:s/></text:span><text:span text:style-name="T30_9">su</text:span><text:span text:style-name="T30_10"><text:s/></text:span><text:span text:style-name="T30_11">evaluación</text:span><text:span text:style-name="T30_12"><text:s/></text:span><text:span text:style-name="T30_13">de</text:span><text:span text:style-name="T30_14"><text:s/></text:span><text:span text:style-name="T30_15">inicial</text:span><text:span text:style-name="T30_16"><text:s/></text:span><text:span text:style-name="T30_17">de</text:span><text:span text:style-name="T30_18"><text:s/></text:span><text:span text:style-name="T30_19">compañías</text:span><text:span text:style-name="T30_20"><text:s/></text:span><text:span text:style-name="T30_21">de</text:span><text:span text:style-name="T30_22"><text:s/></text:span><text:span text:style-name="T30_23">software</text:span><text:span text:style-name="T30_24"><text:s/></text:span><text:span text:style-name="T30_25">ERP</text:span><text:span text:style-name="T30_26"><text:s/></text:span><text:span text:style-name="T30_27">mediante</text:span><text:span text:style-name="T30_28"><text:s/></text:span><text:span text:style-name="T30_29">el</text:span><text:span text:style-name="T30_30"><text:s/></text:span><text:span text:style-name="T30_31">proceso</text:span><text:span text:style-name="T30_32"><text:s/></text:span><text:span text:style-name="T30_33">de</text:span><text:span text:style-name="T30_34"><text:s/></text:span><text:span text:style-name="T30_35">RFI</text:span><text:span text:style-name="T30_36"><text:s/></text:span><text:span text:style-name="T30_37">y</text:span><text:span text:style-name="T30_38"><text:s/></text:span><text:span text:style-name="T30_39">demostraciones</text:span><text:span text:style-name="T30_40"><text:s/></text:span><text:span text:style-name="T30_41">introductorias</text:span><text:span text:style-name="T30_42">,<text:s/></text:span><text:span text:style-name="T30_43">se</text:span><text:span text:style-name="T30_44"><text:s/></text:span><text:span text:style-name="T30_45">encuentra</text:span><text:span text:style-name="T30_46"><text:s/></text:span><text:span text:style-name="T30_47">en</text:span><text:span text:style-name="T30_48"><text:s/></text:span><text:span text:style-name="T30_49">una</text:span><text:span text:style-name="T30_50"><text:s/></text:span><text:span text:style-name="T30_51">posición</text:span><text:span text:style-name="T30_52"><text:s/></text:span><text:span text:style-name="T30_53">para</text:span><text:span text:style-name="T30_54"><text:s/></text:span><text:span text:style-name="T30_55">seleccionar</text:span><text:span text:style-name="T30_56"><text:s/></text:span><text:span text:style-name="T30_57">una</text:span><text:span text:style-name="T30_58"><text:s/>“</text:span><text:span text:style-name="T30_59">short</text:span><text:span text:style-name="T30_60"><text:s/></text:span><text:span text:style-name="T30_61">list</text:span><text:span text:style-name="T30_62">”<text:s/></text:span><text:span text:style-name="T30_63">de</text:span><text:span text:style-name="T30_64"><text:s/></text:span><text:span text:style-name="T30_65">proveedores</text:span><text:span text:style-name="T30_66"><text:s/></text:span><text:span text:style-name="T30_67">potenciales</text:span><text:span text:style-name="T30_68"><text:s/></text:span><text:span text:style-name="T30_69">de</text:span><text:span text:style-name="T30_70"><text:s/></text:span><text:span text:style-name="T30_71">software</text:span><text:span text:style-name="T30_72"><text:s/></text:span><text:span text:style-name="T30_73">ERP</text:span><text:span text:style-name="T30_74">.<text:s/></text:span></text:p>
            <text:p text:style-name="P31"><text:span text:style-name="T31_1">Una</text:span><text:span text:style-name="T31_2"><text:s/></text:span><text:span text:style-name="T31_3">vez</text:span><text:span text:style-name="T31_4"><text:s/></text:span><text:span text:style-name="T31_5">definida</text:span><text:span text:style-name="T31_6"><text:s/></text:span><text:span text:style-name="T31_7">la</text:span><text:span text:style-name="T31_8"><text:s/></text:span><text:span text:style-name="T31_9">lista</text:span><text:span text:style-name="T31_10">,<text:s/></text:span><text:span text:style-name="T31_11">la</text:span><text:span text:style-name="T31_12"><text:s/></text:span><text:span text:style-name="T31_13">compañía</text:span><text:span text:style-name="T31_14"><text:s/></text:span><text:span text:style-name="T31_15">desarrolla</text:span><text:span text:style-name="T31_16"><text:s/></text:span><text:span text:style-name="T31_17">una</text:span><text:span text:style-name="T31_18"><text:s/></text:span><text:span text:style-name="T31_19">lista</text:span><text:span text:style-name="T31_20"><text:s/></text:span><text:span text:style-name="T31_21">más</text:span><text:span text:style-name="T31_22"><text:s/></text:span><text:span text:style-name="T31_23">detallada</text:span><text:span text:style-name="T31_24"><text:s/></text:span><text:span text:style-name="T31_25">de</text:span><text:span text:style-name="T31_26"><text:s/></text:span><text:span text:style-name="T31_27">requisitos</text:span><text:span text:style-name="T31_28"><text:s/></text:span><text:span text:style-name="T31_29">software</text:span><text:span text:style-name="T31_30"><text:s/></text:span><text:span text:style-name="T31_31">del</text:span><text:span text:style-name="T31_32"><text:s/></text:span><text:span text:style-name="T31_33">negocio</text:span><text:span text:style-name="T31_34"><text:s/></text:span><text:span text:style-name="T31_35">para</text:span><text:span text:style-name="T31_36"><text:s/></text:span><text:span text:style-name="T31_37">el</text:span><text:span text:style-name="T31_38"><text:s/></text:span><text:span text:style-name="T31_39">proyecto</text:span><text:span text:style-name="T31_40"><text:s/></text:span><text:span text:style-name="T31_41">de</text:span><text:span text:style-name="T31_42"><text:s/></text:span><text:span text:style-name="T31_43">selección</text:span><text:span text:style-name="T31_44"><text:s/></text:span><text:span text:style-name="T31_45">de</text:span><text:span text:style-name="T31_46"><text:s/></text:span><text:span text:style-name="T31_47">software</text:span><text:span text:style-name="T31_48"><text:s/></text:span><text:span text:style-name="T31_49">ERP</text:span><text:span text:style-name="T31_50">.<text:s/></text:span><text:span text:style-name="T31_51">Esta</text:span><text:span text:style-name="T31_52"><text:s/></text:span><text:span text:style-name="T31_53">lista</text:span><text:span text:style-name="T31_54"><text:s/></text:span><text:span text:style-name="T31_55">forma</text:span><text:span text:style-name="T31_56"><text:s/></text:span><text:span text:style-name="T31_57">el</text:span><text:span text:style-name="T31_58"><text:s/></text:span><text:span text:style-name="T31_59">núcleo</text:span><text:span text:style-name="T31_60"><text:s/></text:span><text:span text:style-name="T31_61">de</text:span><text:span text:style-name="T31_62"><text:s/></text:span><text:span text:style-name="T31_63">un</text:span><text:span text:style-name="T31_64"><text:s/></text:span><text:span text:style-name="T31_65">documento</text:span><text:span text:style-name="T31_66"><text:s/></text:span><text:span text:style-name="T31_67">RFP</text:span><text:span text:style-name="T31_68"><text:s/>(</text:span><text:span text:style-name="T31_69">Request</text:span><text:span text:style-name="T31_70"><text:s/></text:span><text:span text:style-name="T31_71">For</text:span><text:span text:style-name="T31_72"><text:s/></text:span><text:span text:style-name="T31_73">Proposal</text:span><text:span text:style-name="T31_74">)<text:s/></text:span><text:span text:style-name="T31_75">formal</text:span><text:span text:style-name="T31_76"><text:s/></text:span><text:span text:style-name="T31_77">que</text:span><text:span text:style-name="T31_78"><text:s/></text:span><text:span text:style-name="T31_79">se</text:span><text:span text:style-name="T31_80"><text:s/></text:span><text:span text:style-name="T31_81">entregará</text:span><text:span text:style-name="T31_82"><text:s/></text:span><text:span text:style-name="T31_83">a</text:span><text:span text:style-name="T31_84"><text:s/></text:span><text:span text:style-name="T31_85">los</text:span><text:span text:style-name="T31_86"><text:s/></text:span><text:span text:style-name="T31_87">proveedores</text:span><text:span text:style-name="T31_88"><text:s/></text:span><text:span text:style-name="T31_89">de</text:span><text:span text:style-name="T31_90"><text:s/></text:span><text:span text:style-name="T31_91">software</text:span><text:span text:style-name="T31_92"><text:s/></text:span><text:span text:style-name="T31_93">ERP</text:span><text:span text:style-name="T31_94"><text:s/></text:span><text:span text:style-name="T31_95">restantes</text:span><text:span text:style-name="T31_96"><text:s/></text:span><text:span text:style-name="T31_97">para</text:span><text:span text:style-name="T31_98"><text:s/></text:span><text:span text:style-name="T31_99">que</text:span><text:span text:style-name="T31_100"><text:s/></text:span><text:span text:style-name="T31_101">escriban</text:span><text:span text:style-name="T31_102"><text:s/></text:span><text:span text:style-name="T31_103">y</text:span><text:span text:style-name="T31_104"><text:s/></text:span><text:span text:style-name="T31_105">revisen</text:span><text:span text:style-name="T31_106"><text:s/></text:span><text:span text:style-name="T31_107">su</text:span><text:span text:style-name="T31_108"><text:s/></text:span><text:span text:style-name="T31_109">respuesta</text:span><text:span text:style-name="T31_110">.<text:s/></text:span><text:span text:style-name="T31_111">Esta</text:span><text:span text:style-name="T31_112"><text:s/></text:span><text:span text:style-name="T31_113">respuesta</text:span><text:span text:style-name="T31_114"><text:s/></text:span><text:span text:style-name="T31_115">será</text:span><text:span text:style-name="T31_116"><text:s/></text:span><text:span text:style-name="T31_117">la</text:span><text:span text:style-name="T31_118"><text:s/></text:span><text:span text:style-name="T31_119">base</text:span><text:span text:style-name="T31_120"><text:s/></text:span><text:span text:style-name="T31_121">para</text:span><text:span text:style-name="T31_122"><text:s/></text:span><text:span text:style-name="T31_123">evaluar</text:span><text:span text:style-name="T31_124"><text:s/></text:span><text:span text:style-name="T31_125">y</text:span><text:span text:style-name="T31_126"><text:s/></text:span><text:span text:style-name="T31_127">seleccionar</text:span><text:span text:style-name="T31_128"><text:s/></text:span><text:span text:style-name="T31_129">el</text:span><text:span text:style-name="T31_130"><text:s/></text:span><text:span text:style-name="T31_131">vendedor</text:span><text:span text:style-name="T31_132"><text:s/></text:span><text:span text:style-name="T31_133">de</text:span><text:span text:style-name="T31_134"><text:s/></text:span><text:span text:style-name="T31_135">software</text:span><text:span text:style-name="T31_136"><text:s/></text:span><text:span text:style-name="T31_137">ERP</text:span><text:span text:style-name="T31_138"><text:s/></text:span><text:span text:style-name="T31_139">que</text:span><text:span text:style-name="T31_140"><text:s/></text:span><text:span text:style-name="T31_141">llevará</text:span><text:span text:style-name="T31_142"><text:s/></text:span><text:span text:style-name="T31_143">a</text:span><text:span text:style-name="T31_144"><text:s/></text:span><text:span text:style-name="T31_145">cabo</text:span><text:span text:style-name="T31_146"><text:s/></text:span><text:span text:style-name="T31_147">el</text:span><text:span text:style-name="T31_148"><text:s/></text:span><text:span text:style-name="T31_149">guión</text:span><text:span text:style-name="T31_150"><text:s/></text:span><text:span text:style-name="T31_151">de</text:span><text:span text:style-name="T31_152"><text:s/></text:span><text:span text:style-name="T31_153">demostraciones</text:span><text:span text:style-name="T31_154"><text:s/></text:span><text:span text:style-name="T31_155">de</text:span><text:span text:style-name="T31_156"><text:s/></text:span><text:span text:style-name="T31_157">software</text:span><text:span text:style-name="T31_158"><text:s/></text:span><text:span text:style-name="T31_159">en</text:span><text:span text:style-name="T31_160"><text:s/></text:span><text:span text:style-name="T31_161">la</text:span><text:span text:style-name="T31_162"><text:s/></text:span><text:span text:style-name="T31_163">siguiente</text:span><text:span text:style-name="T31_164"><text:s/></text:span><text:span text:style-name="T31_165">fase</text:span><text:span text:style-name="T31_166"><text:s/></text:span><text:span text:style-name="T31_167">del</text:span><text:span text:style-name="T31_168"><text:s/></text:span><text:span text:style-name="T31_169">proceso</text:span><text:span text:style-name="T31_170"><text:s/></text:span><text:span text:style-name="T31_171">de</text:span><text:span text:style-name="T31_172"><text:s/></text:span><text:span text:style-name="T31_173">selección</text:span><text:span text:style-name="T31_174"><text:s/></text:span><text:span text:style-name="T31_175">de</text:span><text:span text:style-name="T31_176"><text:s/></text:span><text:span text:style-name="T31_177">software</text:span><text:span text:style-name="T31_178">.</text:span></text:p>
            <text:p text:style-name="P32"/>
            <text:p text:style-name="P33"/>
            <text:p text:style-name="P34"/>
            <text:p text:style-name="P35"/>
          </table:table-cell>
          <table:table-cell table:style-name="Cell8">
            <text:p text:style-name="P36"/>
          </table:table-cell>
        </table:table-row>
      </table:table>
      <text:p text:style-name="P37"><text:span text:style-name="T37_1">Guión</text:span><text:span text:style-name="T37_2"><text:s/></text:span><text:span text:style-name="T37_3">de</text:span><text:span text:style-name="T37_4"><text:s/></text:span><text:span text:style-name="T37_5">demostraciones</text:span><text:span text:style-name="T37_6"><text:s/></text:span><text:span text:style-name="T37_7">de</text:span><text:span text:style-name="T37_8"><text:s/></text:span><text:span text:style-name="T37_9">software</text:span></text:p>
      <table:table table:style-name="Table5">
        <table:table-column table:style-name="Column9"/>
        <table:table-column table:style-name="Column10"/>
        <table:table-row table:style-name="Row5">
          <table:table-cell table:style-name="Cell9">
            <text:p text:style-name="P38"><text:span text:style-name="T38_1">Cuando</text:span><text:span text:style-name="T38_2"><text:s/></text:span><text:span text:style-name="T38_3">la</text:span><text:span text:style-name="T38_4"><text:s/></text:span><text:span text:style-name="T38_5">empresa</text:span><text:span text:style-name="T38_6"><text:s/></text:span><text:span text:style-name="T38_7">ha</text:span><text:span text:style-name="T38_8"><text:s/></text:span><text:span text:style-name="T38_9">revisado</text:span><text:span text:style-name="T38_10"><text:s/></text:span><text:span text:style-name="T38_11">y</text:span><text:span text:style-name="T38_12"><text:s/></text:span><text:span text:style-name="T38_13">evaluado</text:span><text:span text:style-name="T38_14"><text:s/></text:span><text:span text:style-name="T38_15">las</text:span><text:span text:style-name="T38_16"><text:s/></text:span><text:span text:style-name="T38_17">respuestas</text:span><text:span text:style-name="T38_18"><text:s/></text:span><text:span text:style-name="T38_19">escritas</text:span><text:span text:style-name="T38_20"><text:s/></text:span><text:span text:style-name="T38_21">de</text:span><text:span text:style-name="T38_22"><text:s/></text:span><text:span text:style-name="T38_23">los</text:span><text:span text:style-name="T38_24"><text:s/></text:span><text:span text:style-name="T38_25">vendedores</text:span><text:span text:style-name="T38_26"><text:s/></text:span><text:span text:style-name="T38_27">acerca</text:span><text:span text:style-name="T38_28"><text:s/></text:span><text:span text:style-name="T38_29">del</text:span><text:span text:style-name="T38_30"><text:s/></text:span><text:span text:style-name="T38_31">RFP</text:span><text:span text:style-name="T38_32">,<text:s/></text:span><text:span text:style-name="T38_33">la</text:span><text:span text:style-name="T38_34"><text:s/></text:span><text:span text:style-name="T38_35">organización</text:span><text:span text:style-name="T38_36"><text:s/></text:span><text:span text:style-name="T38_37">está</text:span><text:span text:style-name="T38_38"><text:s/></text:span><text:span text:style-name="T38_39">lista</text:span><text:span text:style-name="T38_40"><text:s/></text:span><text:span text:style-name="T38_41">para</text:span><text:span text:style-name="T38_42"><text:s/></text:span><text:span text:style-name="T38_43">pasar</text:span><text:span text:style-name="T38_44"><text:s/></text:span><text:span text:style-name="T38_45">a</text:span><text:span text:style-name="T38_46"><text:s/></text:span><text:span text:style-name="T38_47">la</text:span><text:span text:style-name="T38_48"><text:s/></text:span><text:span text:style-name="T38_49">fase</text:span><text:span text:style-name="T38_50"><text:s/></text:span><text:span text:style-name="T38_51">del</text:span><text:span text:style-name="T38_52"><text:s/></text:span><text:span text:style-name="T38_53">guión</text:span><text:span text:style-name="T38_54"><text:s/></text:span><text:span text:style-name="T38_55">de</text:span><text:span text:style-name="T38_56"><text:s/></text:span><text:span text:style-name="T38_57">demostraciones</text:span><text:span text:style-name="T38_58"><text:s/></text:span><text:span text:style-name="T38_59">de</text:span><text:span text:style-name="T38_60"><text:s/></text:span><text:span text:style-name="T38_61">software</text:span><text:span text:style-name="T38_62"><text:s/></text:span><text:span text:style-name="T38_63">del</text:span><text:span text:style-name="T38_64"><text:s/></text:span><text:span text:style-name="T38_65">proceso</text:span><text:span text:style-name="T38_66"><text:s/></text:span><text:span text:style-name="T38_67">de</text:span><text:span text:style-name="T38_68"><text:s/></text:span><text:span text:style-name="T38_69">selección</text:span><text:span text:style-name="T38_70"><text:s/></text:span><text:span text:style-name="T38_71">de</text:span><text:span text:style-name="T38_72"><text:s/></text:span><text:span text:style-name="T38_73">software</text:span><text:span text:style-name="T38_74"><text:s/></text:span><text:span text:style-name="T38_75">ERP</text:span><text:span text:style-name="T38_76">.<text:s/></text:span><text:span text:style-name="T38_77">En</text:span><text:span text:style-name="T38_78"><text:s/></text:span><text:span text:style-name="T38_79">esta</text:span><text:span text:style-name="T38_80"><text:s/></text:span><text:span text:style-name="T38_81">fase</text:span><text:span text:style-name="T38_82"><text:s/></text:span><text:span text:style-name="T38_83">del</text:span><text:span text:style-name="T38_84"><text:s/></text:span><text:span text:style-name="T38_85">proceso</text:span><text:span text:style-name="T38_86">,<text:s/></text:span><text:span text:style-name="T38_87">la</text:span><text:span text:style-name="T38_88"><text:s/></text:span><text:span text:style-name="T38_89">empresa</text:span><text:span text:style-name="T38_90"><text:s/></text:span><text:span text:style-name="T38_91">construirá</text:span><text:span text:style-name="T38_92"><text:s/></text:span><text:span text:style-name="T38_93">un</text:span><text:span text:style-name="T38_94"><text:s/></text:span><text:span text:style-name="T38_95">guión</text:span><text:span text:style-name="T38_96"><text:s/></text:span><text:span text:style-name="T38_97">de</text:span><text:span text:style-name="T38_98"><text:s/></text:span><text:span text:style-name="T38_99">demostración</text:span><text:span text:style-name="T38_100"><text:s/></text:span><text:span text:style-name="T38_101">software</text:span><text:span text:style-name="T38_102"><text:s/></text:span><text:span text:style-name="T38_103">escrita</text:span><text:span text:style-name="T38_104">,<text:s/></text:span><text:span text:style-name="T38_105">que</text:span><text:span text:style-name="T38_106"><text:s/></text:span><text:span text:style-name="T38_107">definirá</text:span><text:span text:style-name="T38_108"><text:s/></text:span><text:span text:style-name="T38_109">el</text:span><text:span text:style-name="T38_110"><text:s/></text:span><text:span text:style-name="T38_111">proceso</text:span><text:span text:style-name="T38_112"><text:s/></text:span><text:span text:style-name="T38_113">de</text:span><text:span text:style-name="T38_114"><text:s/></text:span><text:span text:style-name="T38_115">negocio</text:span><text:span text:style-name="T38_116"><text:s/></text:span><text:span text:style-name="T38_117">específico</text:span><text:span text:style-name="T38_118"><text:s/></text:span><text:span text:style-name="T38_119">que</text:span><text:span text:style-name="T38_120"><text:s/></text:span><text:span text:style-name="T38_121">cada</text:span><text:span text:style-name="T38_122"><text:s/></text:span><text:span text:style-name="T38_123">vendedor</text:span><text:span text:style-name="T38_124"><text:s/></text:span><text:span text:style-name="T38_125">de</text:span><text:span text:style-name="T38_126"><text:s/></text:span><text:span text:style-name="T38_127">ERP</text:span><text:span text:style-name="T38_128"><text:s/></text:span><text:span text:style-name="T38_129">debería</text:span><text:span text:style-name="T38_130"><text:s/></text:span><text:span text:style-name="T38_131">demostrar</text:span><text:span text:style-name="T38_132">.<text:s/></text:span></text:p>
            <text:p text:style-name="P39"><text:span text:style-name="T39_1">La</text:span><text:span text:style-name="T39_2"><text:s/></text:span><text:span text:style-name="T39_3">organización</text:span><text:span text:style-name="T39_4"><text:s/></text:span><text:span text:style-name="T39_5">también</text:span><text:span text:style-name="T39_6"><text:s/></text:span><text:span text:style-name="T39_7">ha</text:span><text:span text:style-name="T39_8"><text:s/></text:span><text:span text:style-name="T39_9">de</text:span><text:span text:style-name="T39_10"><text:s/></text:span><text:span text:style-name="T39_11">proveer</text:span><text:span text:style-name="T39_12"><text:s/></text:span><text:span text:style-name="T39_13">una</text:span><text:span text:style-name="T39_14"><text:s/></text:span><text:span text:style-name="T39_15">muestra</text:span><text:span text:style-name="T39_16"><text:s/></text:span><text:span text:style-name="T39_17">de</text:span><text:span text:style-name="T39_18"><text:s/></text:span><text:span text:style-name="T39_19">datos</text:span><text:span text:style-name="T39_20"><text:s/></text:span><text:span text:style-name="T39_21">específicos</text:span><text:span text:style-name="T39_22"><text:s/></text:span><text:span text:style-name="T39_23">de</text:span><text:span text:style-name="T39_24"><text:s/></text:span><text:span text:style-name="T39_25">la</text:span><text:span text:style-name="T39_26"><text:s/></text:span><text:span text:style-name="T39_27">compañía</text:span><text:span text:style-name="T39_28"><text:s/>(</text:span><text:span text:style-name="T39_29">productos</text:span><text:span text:style-name="T39_30">,<text:s/></text:span><text:span text:style-name="T39_31">clientes</text:span><text:span text:style-name="T39_32">,<text:s/></text:span><text:span text:style-name="T39_33">vendedores</text:span><text:span text:style-name="T39_34">,<text:s/></text:span><text:span text:style-name="T39_35">precios</text:span><text:span text:style-name="T39_36">,<text:s/></text:span><text:span text:style-name="T39_37">etc</text:span><text:span text:style-name="T39_38">...)<text:s/></text:span><text:span text:style-name="T39_39">para</text:span><text:span text:style-name="T39_40"><text:s/></text:span><text:span text:style-name="T39_41">poder</text:span><text:span text:style-name="T39_42"><text:s/></text:span><text:span text:style-name="T39_43">dar</text:span><text:span text:style-name="T39_44"><text:s/></text:span><text:span text:style-name="T39_45">vida</text:span><text:span text:style-name="T39_46"><text:s/></text:span><text:span text:style-name="T39_47">a</text:span><text:span text:style-name="T39_48"><text:s/></text:span><text:span text:style-name="T39_49">la</text:span><text:span text:style-name="T39_50"><text:s/></text:span><text:span text:style-name="T39_51">organización</text:span><text:span text:style-name="T39_52"><text:s/></text:span><text:span text:style-name="T39_53">del</text:span><text:span text:style-name="T39_54"><text:s/></text:span><text:span text:style-name="T39_55">proceso</text:span><text:span text:style-name="T39_56"><text:s/></text:span><text:span text:style-name="T39_57">de</text:span><text:span text:style-name="T39_58"><text:s/></text:span><text:span text:style-name="T39_59">negocio</text:span><text:span text:style-name="T39_60"><text:s/></text:span><text:span text:style-name="T39_61">durante</text:span><text:span text:style-name="T39_62"><text:s/></text:span><text:span text:style-name="T39_63">la</text:span><text:span text:style-name="T39_64"><text:s/></text:span><text:span text:style-name="T39_65">demostración</text:span><text:span text:style-name="T39_66">.<text:s/></text:span><text:span text:style-name="T39_67">Esto</text:span><text:span text:style-name="T39_68"><text:s/></text:span><text:span text:style-name="T39_69">proporciona</text:span><text:span text:style-name="T39_70"><text:s/></text:span><text:span text:style-name="T39_71">a</text:span><text:span text:style-name="T39_72"><text:s/></text:span><text:span text:style-name="T39_73">la</text:span><text:span text:style-name="T39_74"><text:s/></text:span><text:span text:style-name="T39_75">organización</text:span><text:span text:style-name="T39_76"><text:s/></text:span><text:span text:style-name="T39_77">la</text:span><text:span text:style-name="T39_78"><text:s/></text:span><text:span text:style-name="T39_79">habilidad</text:span><text:span text:style-name="T39_80"><text:s/></text:span><text:span text:style-name="T39_81">de</text:span><text:span text:style-name="T39_82"><text:s/></text:span><text:span text:style-name="T39_83">reunir</text:span><text:span text:style-name="T39_84"><text:s/></text:span><text:span text:style-name="T39_85">datos</text:span><text:span text:style-name="T39_86"><text:s/></text:span><text:span text:style-name="T39_87">cuantitativos</text:span><text:span text:style-name="T39_88"><text:s/></text:span><text:span text:style-name="T39_89">sobre</text:span><text:span text:style-name="T39_90"><text:s/></text:span><text:span text:style-name="T39_91">el</text:span><text:span text:style-name="T39_92"><text:s/></text:span><text:span text:style-name="T39_93">modo</text:span><text:span text:style-name="T39_94"><text:s/></text:span><text:span text:style-name="T39_95">en</text:span><text:span text:style-name="T39_96"><text:s/></text:span><text:span text:style-name="T39_97">que</text:span><text:span text:style-name="T39_98"><text:s/></text:span><text:span text:style-name="T39_99">cada</text:span><text:span text:style-name="T39_100"><text:s/></text:span><text:span text:style-name="T39_101">vendedor</text:span><text:span text:style-name="T39_102"><text:s/></text:span><text:span text:style-name="T39_103">realiza</text:span><text:span text:style-name="T39_104"><text:s/></text:span><text:span text:style-name="T39_105">todo</text:span><text:span text:style-name="T39_106"><text:s/></text:span><text:span text:style-name="T39_107">el</text:span><text:span text:style-name="T39_108"><text:s/></text:span><text:span text:style-name="T39_109">proceso</text:span><text:span text:style-name="T39_110"><text:s/></text:span><text:span text:style-name="T39_111">documentado</text:span><text:span text:style-name="T39_112">.<text:s/></text:span></text:p>
            <text:p text:style-name="P40"><text:span text:style-name="T40_1">Mediante</text:span><text:span text:style-name="T40_2"><text:s/></text:span><text:span text:style-name="T40_3">este</text:span><text:span text:style-name="T40_4"><text:s/></text:span><text:span text:style-name="T40_5">proceso</text:span><text:span text:style-name="T40_6">,<text:s/></text:span><text:span text:style-name="T40_7">la</text:span><text:span text:style-name="T40_8"><text:s/></text:span><text:span text:style-name="T40_9">organización</text:span><text:span text:style-name="T40_10"><text:s/></text:span><text:span text:style-name="T40_11">podrá</text:span><text:span text:style-name="T40_12"><text:s/></text:span><text:span text:style-name="T40_13">llegar</text:span><text:span text:style-name="T40_14"><text:s/></text:span><text:span text:style-name="T40_15">a</text:span><text:span text:style-name="T40_16"><text:s/></text:span><text:span text:style-name="T40_17">un</text:span><text:span text:style-name="T40_18"><text:s/></text:span><text:span text:style-name="T40_19">consenso</text:span><text:span text:style-name="T40_20"><text:s/></text:span><text:span text:style-name="T40_21">sobre</text:span><text:span text:style-name="T40_22"><text:s/></text:span><text:span text:style-name="T40_23">qué</text:span><text:span text:style-name="T40_24"><text:s/></text:span><text:span text:style-name="T40_25">vendedor</text:span><text:span text:style-name="T40_26"><text:s/></text:span><text:span text:style-name="T40_27">de</text:span><text:span text:style-name="T40_28"><text:s/></text:span><text:span text:style-name="T40_29">software</text:span><text:span text:style-name="T40_30"><text:s/></text:span><text:span text:style-name="T40_31">coincide</text:span><text:span text:style-name="T40_32"><text:s/></text:span><text:span text:style-name="T40_33">más</text:span><text:span text:style-name="T40_34"><text:s/></text:span><text:span text:style-name="T40_35">con</text:span><text:span text:style-name="T40_36"><text:s/></text:span><text:span text:style-name="T40_37">los</text:span><text:span text:style-name="T40_38"><text:s/></text:span><text:span text:style-name="T40_39">requisitos</text:span><text:span text:style-name="T40_40"><text:s/></text:span><text:span text:style-name="T40_41">software</text:span><text:span text:style-name="T40_42"><text:s/></text:span><text:span text:style-name="T40_43">y</text:span><text:span text:style-name="T40_44"><text:s/></text:span><text:span text:style-name="T40_45">culturales</text:span><text:span text:style-name="T40_46"><text:s/></text:span><text:span text:style-name="T40_47">del</text:span><text:span text:style-name="T40_48"><text:s/></text:span><text:span text:style-name="T40_49">negocio</text:span><text:span text:style-name="T40_50">.</text:span></text:p>
          </table:table-cell>
          <table:table-cell table:style-name="Cell10">
            <text:p text:style-name="P41"/>
          </table:table-cell>
        </table:table-row>
      </table:table>
      <text:p text:style-name="P42"/>
      <text:p text:style-name="P43"><text:span text:style-name="T43_1">Referencias</text:span><text:span text:style-name="T43_2">,<text:s/></text:span><text:span text:style-name="T43_3">visitas</text:span><text:span text:style-name="T43_4"><text:s/></text:span><text:span text:style-name="T43_5">al</text:span><text:span text:style-name="T43_6"><text:s/></text:span><text:span text:style-name="T43_7">lugar</text:span><text:span text:style-name="T43_8"><text:s/></text:span><text:span text:style-name="T43_9">y</text:span><text:span text:style-name="T43_10"><text:s/></text:span><text:span text:style-name="T43_11">selección</text:span><text:span text:style-name="T43_12"><text:s/></text:span><text:span text:style-name="T43_13">de</text:span><text:span text:style-name="T43_14"><text:s/></text:span><text:span text:style-name="T43_15">proveedor</text:span></text:p>
      <table:table table:style-name="Table6">
        <table:table-column table:style-name="Column11"/>
        <table:table-column table:style-name="Column12"/>
        <table:table-row table:style-name="Row6">
          <table:table-cell table:style-name="Cell11">
            <text:p text:style-name="P44"><text:span text:style-name="T44_1">Cuando</text:span><text:span text:style-name="T44_2"><text:s/></text:span><text:span text:style-name="T44_3">la</text:span><text:span text:style-name="T44_4"><text:s/></text:span><text:span text:style-name="T44_5">fase</text:span><text:span text:style-name="T44_6"><text:s/></text:span><text:span text:style-name="T44_7">del</text:span><text:span text:style-name="T44_8"><text:s/></text:span><text:span text:style-name="T44_9">guión</text:span><text:span text:style-name="T44_10"><text:s/></text:span><text:span text:style-name="T44_11">de</text:span><text:span text:style-name="T44_12"><text:s/></text:span><text:span text:style-name="T44_13">demostraciones</text:span><text:span text:style-name="T44_14"><text:s/></text:span><text:span text:style-name="T44_15">software</text:span><text:span text:style-name="T44_16"><text:s/></text:span><text:span text:style-name="T44_17">del</text:span><text:span text:style-name="T44_18"><text:s/></text:span><text:span text:style-name="T44_19">proceso</text:span><text:span text:style-name="T44_20"><text:s/></text:span><text:span text:style-name="T44_21">de</text:span><text:span text:style-name="T44_22"><text:s/></text:span><text:span text:style-name="T44_23">selección</text:span><text:span text:style-name="T44_24"><text:s/></text:span><text:span text:style-name="T44_25">de</text:span><text:span text:style-name="T44_26"><text:s/></text:span><text:span text:style-name="T44_27">software</text:span><text:span text:style-name="T44_28"><text:s/></text:span><text:span text:style-name="T44_29">se</text:span><text:span text:style-name="T44_30"><text:s/></text:span><text:span text:style-name="T44_31">ha</text:span><text:span text:style-name="T44_32"><text:s/></text:span><text:span text:style-name="T44_33">completado</text:span><text:span text:style-name="T44_34">,<text:s/></text:span><text:span text:style-name="T44_35">la</text:span><text:span text:style-name="T44_36"><text:s/></text:span><text:span text:style-name="T44_37">empresa</text:span><text:span text:style-name="T44_38"><text:s/></text:span><text:span text:style-name="T44_39">habrá</text:span><text:span text:style-name="T44_40"><text:s/></text:span><text:span text:style-name="T44_41">hecho</text:span><text:span text:style-name="T44_42"><text:s/></text:span><text:span text:style-name="T44_43">una</text:span><text:span text:style-name="T44_44"><text:s/></text:span><text:span text:style-name="T44_45">selección</text:span><text:span text:style-name="T44_46"><text:s/></text:span><text:span text:style-name="T44_47">tentativa</text:span><text:span text:style-name="T44_48"><text:s/></text:span><text:span text:style-name="T44_49">de</text:span><text:span text:style-name="T44_50"><text:s/></text:span><text:span text:style-name="T44_51">sus</text:span><text:span text:style-name="T44_52"><text:s/></text:span><text:span text:style-name="T44_53">vendedores</text:span><text:span text:style-name="T44_54"><text:s/></text:span><text:span text:style-name="T44_55">de</text:span><text:span text:style-name="T44_56"><text:s/></text:span><text:span text:style-name="T44_57">software</text:span><text:span text:style-name="T44_58"><text:s/></text:span><text:span text:style-name="T44_59">predilectos</text:span><text:span text:style-name="T44_60">.<text:s/></text:span><text:span text:style-name="T44_61">En</text:span><text:span text:style-name="T44_62"><text:s/></text:span><text:span text:style-name="T44_63">esta</text:span><text:span text:style-name="T44_64"><text:s/></text:span><text:span text:style-name="T44_65">fase</text:span><text:span text:style-name="T44_66">,<text:s/></text:span><text:span text:style-name="T44_67">la</text:span><text:span text:style-name="T44_68"><text:s/></text:span><text:span text:style-name="T44_69">empresa</text:span><text:span text:style-name="T44_70"><text:s/></text:span><text:span text:style-name="T44_71">realiza</text:span><text:span text:style-name="T44_72"><text:s/></text:span><text:span text:style-name="T44_73">las</text:span><text:span text:style-name="T44_74"><text:s/></text:span><text:span text:style-name="T44_75">diligencias</text:span><text:span text:style-name="T44_76"><text:s/></text:span><text:span text:style-name="T44_77">debidas</text:span><text:span text:style-name="T44_78"><text:s/></text:span><text:span text:style-name="T44_79">y</text:span><text:span text:style-name="T44_80"><text:s/></text:span><text:span text:style-name="T44_81">finaliza</text:span><text:span text:style-name="T44_82"><text:s/></text:span><text:span text:style-name="T44_83">la</text:span><text:span text:style-name="T44_84"><text:s/></text:span><text:span text:style-name="T44_85">selección</text:span><text:span text:style-name="T44_86"><text:s/></text:span><text:span text:style-name="T44_87">de</text:span><text:span text:style-name="T44_88"><text:s/></text:span><text:span text:style-name="T44_89">sus</text:span><text:span text:style-name="T44_90"><text:s/></text:span><text:span text:style-name="T44_91">proveedores</text:span><text:span text:style-name="T44_92"><text:s/></text:span><text:span text:style-name="T44_93">de</text:span><text:span text:style-name="T44_94"><text:s/></text:span><text:span text:style-name="T44_95">software</text:span><text:span text:style-name="T44_96"><text:s/></text:span><text:span text:style-name="T44_97">preferidos</text:span><text:span text:style-name="T44_98">.<text:s/></text:span><text:span text:style-name="T44_99">Lo</text:span><text:span text:style-name="T44_100"><text:s/></text:span><text:span text:style-name="T44_101">primero</text:span><text:span text:style-name="T44_102"><text:s/></text:span><text:span text:style-name="T44_103">a</text:span><text:span text:style-name="T44_104"><text:s/></text:span><text:span text:style-name="T44_105">hacer</text:span><text:span text:style-name="T44_106"><text:s/></text:span><text:span text:style-name="T44_107">es</text:span><text:span text:style-name="T44_108"><text:s/></text:span><text:span text:style-name="T44_109">que</text:span><text:span text:style-name="T44_110"><text:s/></text:span><text:span text:style-name="T44_111">la</text:span><text:span text:style-name="T44_112"><text:s/></text:span><text:span text:style-name="T44_113">empresa</text:span><text:span text:style-name="T44_114"><text:s/></text:span><text:span text:style-name="T44_115">trabaje</text:span><text:span text:style-name="T44_116"><text:s/></text:span><text:span text:style-name="T44_117">con</text:span><text:span text:style-name="T44_118"><text:s/></text:span><text:span text:style-name="T44_119">el</text:span><text:span text:style-name="T44_120"><text:s/></text:span><text:span text:style-name="T44_121">vendedor</text:span><text:span text:style-name="T44_122"><text:s/></text:span><text:span text:style-name="T44_123">escogido</text:span><text:span text:style-name="T44_124"><text:s/></text:span><text:span text:style-name="T44_125">para</text:span><text:span text:style-name="T44_126"><text:s/></text:span><text:span text:style-name="T44_127">comprobar</text:span><text:span text:style-name="T44_128"><text:s/></text:span><text:span text:style-name="T44_129">las</text:span><text:span text:style-name="T44_130"><text:s/></text:span><text:span text:style-name="T44_131">referencias</text:span><text:span text:style-name="T44_132"><text:s/></text:span><text:span text:style-name="T44_133">de</text:span><text:span text:style-name="T44_134"><text:s/></text:span><text:span text:style-name="T44_135">sus</text:span><text:span text:style-name="T44_136"><text:s/></text:span><text:span text:style-name="T44_137">clientes</text:span><text:span text:style-name="T44_138"><text:s/></text:span><text:span text:style-name="T44_139">que</text:span><text:span text:style-name="T44_140"><text:s/></text:span><text:span text:style-name="T44_141">actualmente</text:span><text:span text:style-name="T44_142"><text:s/></text:span><text:span text:style-name="T44_143">utilizan</text:span><text:span text:style-name="T44_144"><text:s/></text:span><text:span text:style-name="T44_145">la</text:span><text:span text:style-name="T44_146"><text:s/></text:span><text:span text:style-name="T44_147">solución</text:span><text:span text:style-name="T44_148"><text:s/></text:span><text:span text:style-name="T44_149">software</text:span><text:span text:style-name="T44_150"><text:s/></text:span><text:span text:style-name="T44_151">del</text:span><text:span text:style-name="T44_152"><text:s/></text:span><text:span text:style-name="T44_153">ERP</text:span><text:span text:style-name="T44_154"><text:s/></text:span><text:span text:style-name="T44_155">propuesto</text:span><text:span text:style-name="T44_156">.<text:s/></text:span></text:p>
            <text:p text:style-name="P45"><text:span text:style-name="T45_1">Después</text:span><text:span text:style-name="T45_2">,<text:s/></text:span><text:span text:style-name="T45_3">la</text:span><text:span text:style-name="T45_4"><text:s/></text:span><text:span text:style-name="T45_5">organización</text:span><text:span text:style-name="T45_6"><text:s/></text:span><text:span text:style-name="T45_7">puede</text:span><text:span text:style-name="T45_8"><text:s/></text:span><text:span text:style-name="T45_9">querer</text:span><text:span text:style-name="T45_10"><text:s/></text:span><text:span text:style-name="T45_11">visitar</text:span><text:span text:style-name="T45_12"><text:s/></text:span><text:span text:style-name="T45_13">las</text:span><text:span text:style-name="T45_14"><text:s/></text:span><text:span text:style-name="T45_15">instalaciones</text:span><text:span text:style-name="T45_16"><text:s/></text:span><text:span text:style-name="T45_17">de</text:span><text:span text:style-name="T45_18"><text:s/></text:span><text:span text:style-name="T45_19">uno</text:span><text:span text:style-name="T45_20"><text:s/></text:span><text:span text:style-name="T45_21">de</text:span><text:span text:style-name="T45_22"><text:s/></text:span><text:span text:style-name="T45_23">los</text:span><text:span text:style-name="T45_24"><text:s/></text:span><text:span text:style-name="T45_25">clientes</text:span><text:span text:style-name="T45_26"><text:s/></text:span><text:span text:style-name="T45_27">de</text:span><text:span text:style-name="T45_28"><text:s/></text:span><text:span text:style-name="T45_29">la</text:span><text:span text:style-name="T45_30"><text:s/></text:span><text:span text:style-name="T45_31">suministradora</text:span><text:span text:style-name="T45_32"><text:s/></text:span><text:span text:style-name="T45_33">del</text:span><text:span text:style-name="T45_34"><text:s/></text:span><text:span text:style-name="T45_35">software</text:span><text:span text:style-name="T45_36"><text:s/></text:span><text:span text:style-name="T45_37">para</text:span><text:span text:style-name="T45_38"><text:s/></text:span><text:span text:style-name="T45_39">ver</text:span><text:span text:style-name="T45_40"><text:s/></text:span><text:span text:style-name="T45_41">el</text:span><text:span text:style-name="T45_42"><text:s/></text:span><text:span text:style-name="T45_43">software</text:span><text:span text:style-name="T45_44"><text:s/></text:span><text:span text:style-name="T45_45">en</text:span><text:span text:style-name="T45_46"><text:s/></text:span><text:span text:style-name="T45_47">acción</text:span><text:span text:style-name="T45_48"><text:s/></text:span><text:span text:style-name="T45_49">en</text:span><text:span text:style-name="T45_50"><text:s/></text:span><text:span text:style-name="T45_51">un</text:span><text:span text:style-name="T45_52"><text:s/></text:span><text:span text:style-name="T45_53">ambiente</text:span><text:span text:style-name="T45_54"><text:s/></text:span><text:span text:style-name="T45_55">de</text:span><text:span text:style-name="T45_56"><text:s/></text:span><text:span text:style-name="T45_57">trabajo</text:span><text:span text:style-name="T45_58">.<text:s/></text:span></text:p>
            <text:p text:style-name="P46"><text:span text:style-name="T46_1">Una</text:span><text:span text:style-name="T46_2"><text:s/></text:span><text:span text:style-name="T46_3">vez</text:span><text:span text:style-name="T46_4"><text:s/></text:span><text:span text:style-name="T46_5">completados</text:span><text:span text:style-name="T46_6"><text:s/></text:span><text:span text:style-name="T46_7">con</text:span><text:span text:style-name="T46_8"><text:s/></text:span><text:span text:style-name="T46_9">éxito</text:span><text:span text:style-name="T46_10"><text:s/></text:span><text:span text:style-name="T46_11">estos</text:span><text:span text:style-name="T46_12"><text:s/></text:span><text:span text:style-name="T46_13">pasos</text:span><text:span text:style-name="T46_14">,<text:s/></text:span><text:span text:style-name="T46_15">la</text:span><text:span text:style-name="T46_16"><text:s/></text:span><text:span text:style-name="T46_17">empresa</text:span><text:span text:style-name="T46_18"><text:s/></text:span><text:span text:style-name="T46_19">finaliza</text:span><text:span text:style-name="T46_20"><text:s/></text:span><text:span text:style-name="T46_21">los</text:span><text:span text:style-name="T46_22"><text:s/></text:span><text:span text:style-name="T46_23">acuerdos</text:span><text:span text:style-name="T46_24"><text:s/></text:span><text:span text:style-name="T46_25">para</text:span><text:span text:style-name="T46_26"><text:s/></text:span><text:span text:style-name="T46_27">adquirir</text:span><text:span text:style-name="T46_28"><text:s/></text:span><text:span text:style-name="T46_29">e</text:span><text:span text:style-name="T46_30"><text:s/></text:span><text:span text:style-name="T46_31">implantar</text:span><text:span text:style-name="T46_32"><text:s/></text:span><text:span text:style-name="T46_33">la</text:span><text:span text:style-name="T46_34"><text:s/></text:span><text:span text:style-name="T46_35">solución</text:span><text:span text:style-name="T46_36"><text:s/></text:span><text:span text:style-name="T46_37">de</text:span><text:span text:style-name="T46_38"><text:s/></text:span><text:span text:style-name="T46_39">software</text:span><text:span text:style-name="T46_40"><text:s/></text:span><text:span text:style-name="T46_41">ERP</text:span><text:span text:style-name="T46_42"><text:s/></text:span><text:span text:style-name="T46_43">escogida</text:span><text:span text:style-name="T46_44">.</text:span></text:p>
            <text:p text:style-name="P47"/>
            <text:p text:style-name="P48"/>
            <text:p text:style-name="P49"><text:span text:style-name="T49_1">Conclusiones</text:span></text:p>
            <text:p text:style-name="P50"><text:span text:style-name="T50_1">Considero</text:span><text:span text:style-name="T50_2"><text:s/></text:span><text:span text:style-name="T50_3">que</text:span><text:span text:style-name="T50_4"><text:s/></text:span><text:span text:style-name="T50_5">este</text:span><text:span text:style-name="T50_6"><text:s/></text:span><text:span text:style-name="T50_7">método</text:span><text:span text:style-name="T50_8"><text:s/></text:span><text:span text:style-name="T50_9">puede</text:span><text:span text:style-name="T50_10"><text:s/></text:span><text:span text:style-name="T50_11">ser</text:span><text:span text:style-name="T50_12"><text:s/></text:span><text:span text:style-name="T50_13">bastante</text:span><text:span text:style-name="T50_14"><text:s/></text:span><text:span text:style-name="T50_15">lento</text:span><text:span text:style-name="T50_16"><text:s/></text:span><text:span text:style-name="T50_17">y</text:span><text:span text:style-name="T50_18"><text:s/></text:span><text:span text:style-name="T50_19">pesado</text:span><text:span text:style-name="T50_20"><text:s/></text:span><text:span text:style-name="T50_21">para</text:span><text:span text:style-name="T50_22"><text:s/></text:span><text:span text:style-name="T50_23">una</text:span><text:span text:style-name="T50_24"><text:s/></text:span><text:span text:style-name="T50_25">organización</text:span><text:span text:style-name="T50_26"><text:s/></text:span><text:span text:style-name="T50_27">que</text:span><text:span text:style-name="T50_28"><text:s/></text:span><text:span text:style-name="T50_29">desee</text:span><text:span text:style-name="T50_30"><text:s/></text:span><text:span text:style-name="T50_31">implantar</text:span><text:span text:style-name="T50_32">,<text:s/></text:span><text:span text:style-name="T50_33">sustituir</text:span><text:span text:style-name="T50_34"><text:s/></text:span><text:span text:style-name="T50_35">o</text:span><text:span text:style-name="T50_36"><text:s/></text:span><text:span text:style-name="T50_37">renovar</text:span><text:span text:style-name="T50_38"><text:s/></text:span><text:span text:style-name="T50_39">un</text:span><text:span text:style-name="T50_40"><text:s/></text:span><text:span text:style-name="T50_41">ERP</text:span><text:span text:style-name="T50_42">.<text:s/></text:span><text:span text:style-name="T50_43">Pero</text:span><text:span text:style-name="T50_44"><text:s/></text:span><text:span text:style-name="T50_45">por</text:span><text:span text:style-name="T50_46"><text:s/></text:span><text:span text:style-name="T50_47">otra</text:span><text:span text:style-name="T50_48"><text:s/></text:span><text:span text:style-name="T50_49">parte</text:span><text:span text:style-name="T50_50">,<text:s/></text:span><text:span text:style-name="T50_51">considero</text:span><text:span text:style-name="T50_52"><text:s/></text:span><text:span text:style-name="T50_53">que</text:span><text:span text:style-name="T50_54"><text:s/></text:span><text:span text:style-name="T50_55">de</text:span><text:span text:style-name="T50_56"><text:s/></text:span><text:span text:style-name="T50_57">no</text:span><text:span text:style-name="T50_58"><text:s/></text:span><text:span text:style-name="T50_59">llevarlo</text:span><text:span text:style-name="T50_60"><text:s/></text:span><text:span text:style-name="T50_61">a</text:span><text:span text:style-name="T50_62"><text:s/></text:span><text:span text:style-name="T50_63">cabo</text:span><text:span text:style-name="T50_64"><text:s/></text:span><text:span text:style-name="T50_65">con</text:span><text:span text:style-name="T50_66"><text:s/></text:span><text:span text:style-name="T50_67">un</text:span><text:span text:style-name="T50_68"><text:s/></text:span><text:span text:style-name="T50_69">método</text:span><text:span text:style-name="T50_70"><text:s/></text:span><text:span text:style-name="T50_71">riguroso</text:span><text:span text:style-name="T50_72"><text:s/></text:span><text:span text:style-name="T50_73">y</text:span><text:span text:style-name="T50_74"><text:s/></text:span><text:span text:style-name="T50_75">estricto</text:span><text:span text:style-name="T50_76">,<text:s/></text:span><text:span text:style-name="T50_77">muy</text:span><text:span text:style-name="T50_78"><text:s/></text:span><text:span text:style-name="T50_79">pautado</text:span><text:span text:style-name="T50_80"><text:s/></text:span><text:span text:style-name="T50_81">y</text:span><text:span text:style-name="T50_82"><text:s/></text:span><text:span text:style-name="T50_83">marcado</text:span><text:span text:style-name="T50_84"><text:s/></text:span><text:span text:style-name="T50_85">como</text:span><text:span text:style-name="T50_86"><text:s/></text:span><text:span text:style-name="T50_87">éste</text:span><text:span text:style-name="T50_88">,<text:s/></text:span><text:span text:style-name="T50_89">se</text:span><text:span text:style-name="T50_90"><text:s/></text:span><text:span text:style-name="T50_91">acabaría</text:span><text:span text:style-name="T50_92"><text:s/></text:span><text:span text:style-name="T50_93">fracasando</text:span><text:span text:style-name="T50_94"><text:s/></text:span><text:span text:style-name="T50_95">en</text:span><text:span text:style-name="T50_96"><text:s/></text:span><text:span text:style-name="T50_97">la</text:span><text:span text:style-name="T50_98"><text:s/></text:span><text:span text:style-name="T50_99">selección</text:span><text:span text:style-name="T50_100"><text:s/></text:span><text:span text:style-name="T50_101">del</text:span><text:span text:style-name="T50_102"><text:s/></text:span><text:span text:style-name="T50_103">ERP</text:span><text:span text:style-name="T50_104"><text:s/></text:span><text:span text:style-name="T50_105">que</text:span><text:span text:style-name="T50_106"><text:s/></text:span><text:span text:style-name="T50_107">mejor</text:span><text:span text:style-name="T50_108"><text:s/></text:span><text:span text:style-name="T50_109">se</text:span><text:span text:style-name="T50_110"><text:s/></text:span><text:span text:style-name="T50_111">adhiriese</text:span><text:span text:style-name="T50_112"><text:s/></text:span><text:span text:style-name="T50_113">a</text:span><text:span text:style-name="T50_114"><text:s/></text:span><text:span text:style-name="T50_115">la</text:span><text:span text:style-name="T50_116"><text:s/></text:span><text:span text:style-name="T50_117">misma</text:span><text:span text:style-name="T50_118">.<text:s/></text:span></text:p>
            <text:p text:style-name="P51"><text:span text:style-name="T51_1">Por</text:span><text:span text:style-name="T51_2"><text:s/></text:span><text:span text:style-name="T51_3">todo</text:span><text:span text:style-name="T51_4"><text:s/></text:span><text:span text:style-name="T51_5">esto</text:span><text:span text:style-name="T51_6"><text:s/></text:span><text:span text:style-name="T51_7">concluyo</text:span><text:span text:style-name="T51_8"><text:s/></text:span><text:span text:style-name="T51_9">que</text:span><text:span text:style-name="T51_10">;<text:s/></text:span><text:span text:style-name="T51_11">cualquier</text:span><text:span text:style-name="T51_12"><text:s/></text:span><text:span text:style-name="T51_13">organización</text:span><text:span text:style-name="T51_14"><text:s/></text:span><text:span text:style-name="T51_15">debe</text:span><text:span text:style-name="T51_16"><text:s/></text:span><text:span text:style-name="T51_17">replantearse</text:span><text:span text:style-name="T51_18"><text:s/></text:span><text:span text:style-name="T51_19">muy</text:span><text:span text:style-name="T51_20"><text:s/></text:span><text:span text:style-name="T51_21">bien</text:span><text:span text:style-name="T51_22"><text:s/></text:span><text:span text:style-name="T51_23">si</text:span><text:span text:style-name="T51_24"><text:s/></text:span><text:span text:style-name="T51_25">iniciar</text:span><text:span text:style-name="T51_26"><text:s/></text:span><text:span text:style-name="T51_27">un</text:span><text:span text:style-name="T51_28"><text:s/></text:span><text:span text:style-name="T51_29">proceso</text:span><text:span text:style-name="T51_30"><text:s/></text:span><text:span text:style-name="T51_31">de</text:span><text:span text:style-name="T51_32"><text:s/></text:span><text:span text:style-name="T51_33">selección</text:span><text:span text:style-name="T51_34"><text:s/></text:span><text:span text:style-name="T51_35">de</text:span><text:span text:style-name="T51_36"><text:s/></text:span><text:span text:style-name="T51_37">software</text:span><text:span text:style-name="T51_38"><text:s/></text:span><text:span text:style-name="T51_39">ERP</text:span><text:span text:style-name="T51_40">,<text:s/></text:span><text:span text:style-name="T51_41">pero</text:span><text:span text:style-name="T51_42">,<text:s/></text:span><text:span text:style-name="T51_43">en</text:span><text:span text:style-name="T51_44"><text:s/></text:span><text:span text:style-name="T51_45">caso</text:span><text:span text:style-name="T51_46"><text:s/></text:span><text:span text:style-name="T51_47">afirmativo</text:span><text:span text:style-name="T51_48">,<text:s/></text:span><text:span text:style-name="T51_49">debería</text:span><text:span text:style-name="T51_50"><text:s/></text:span><text:span text:style-name="T51_51">seguir</text:span><text:span text:style-name="T51_52"><text:s/></text:span><text:span text:style-name="T51_53">un</text:span><text:span text:style-name="T51_54"><text:s/></text:span><text:span text:style-name="T51_55">método</text:span><text:span text:style-name="T51_56"><text:s/></text:span><text:span text:style-name="T51_57">estricto</text:span><text:span text:style-name="T51_58"><text:s/></text:span><text:span text:style-name="T51_59">y</text:span><text:span text:style-name="T51_60"><text:s/></text:span><text:span text:style-name="T51_61">pautado</text:span><text:span text:style-name="T51_62"><text:s/></text:span><text:span text:style-name="T51_63">como</text:span><text:span text:style-name="T51_64"><text:s/></text:span><text:span text:style-name="T51_65">este</text:span><text:span text:style-name="T51_66">.</text:span></text:p>
            <text:p text:style-name="P52"/>
            <text:p text:style-name="P53"/>
          </table:table-cell>
          <table:table-cell table:style-name="Cell12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